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ospace" svg:font-family="monospace"/>
    <style:font-face style:name="sans-serif" svg:font-family="sans-serif"/>
    <style:font-face style:name="DejaVu Sans1" svg:font-family="'DejaVu Sans'" style:font-family-generic="swiss"/>
    <style:font-face style:name="Sans-serif" svg:font-family="Sans-serif" style:font-family-generic="swiss"/>
    <style:font-face style:name="sans-serif1" svg:font-family="sans-serif"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31d67" officeooo:paragraph-rsid="00131d67" style:font-weight-asian="bold" style:font-weight-complex="bold"/>
    </style:style>
    <style:style style:name="P2" style:family="paragraph" style:parent-style-name="Header">
      <style:paragraph-properties fo:text-align="center" style:justify-single-word="false"/>
      <style:text-properties fo:font-size="16pt" fo:font-weight="bold" officeooo:rsid="00131d67" officeooo:paragraph-rsid="00131d67" style:font-size-asian="16pt" style:font-weight-asian="bold" style:font-size-complex="16pt" style:font-weight-complex="bold"/>
    </style:style>
    <style:style style:name="P3" style:family="paragraph" style:parent-style-name="Header">
      <style:paragraph-properties fo:text-align="center" style:justify-single-word="false"/>
      <style:text-properties fo:font-size="10pt" fo:font-weight="bold" officeooo:rsid="00131d67" officeooo:paragraph-rsid="00131d67" style:font-size-asian="10pt" style:font-weight-asian="bold" style:font-size-complex="10pt" style:font-weight-complex="bold"/>
    </style:style>
    <style:style style:name="P4" style:family="paragraph" style:parent-style-name="Header">
      <style:paragraph-properties fo:text-align="center" style:justify-single-word="false"/>
      <style:text-properties officeooo:rsid="00131d67" officeooo:paragraph-rsid="00131d67"/>
    </style:style>
    <style:style style:name="P5" style:family="paragraph" style:parent-style-name="Standard">
      <style:text-properties style:font-name="sans-serif" fo:font-size="13.5pt" fo:font-weight="bold" style:font-weight-asian="bold" style:font-weight-complex="bold"/>
    </style:style>
    <style:style style:name="P6" style:family="paragraph" style:parent-style-name="Standard">
      <style:text-properties style:font-name="sans-serif" fo:font-size="12pt" style:font-size-asian="12pt" style:font-size-complex="12pt"/>
    </style:style>
    <style:style style:name="P7" style:family="paragraph" style:parent-style-name="Standard">
      <style:text-properties style:font-name="sans-serif" fo:font-size="12pt" officeooo:rsid="00132685" officeooo:paragraph-rsid="00132685" style:font-size-asian="12pt" style:font-size-complex="12pt"/>
    </style:style>
    <style:style style:name="P8" style:family="paragraph" style:parent-style-name="Standard">
      <style:text-properties style:font-name="sans-serif" fo:font-size="12pt" officeooo:rsid="001b10b4" officeooo:paragraph-rsid="001b10b4" style:font-size-asian="12pt" style:font-size-complex="12pt"/>
    </style:style>
    <style:style style:name="P9" style:family="paragraph" style:parent-style-name="Standard">
      <style:text-properties style:font-name="sans-serif" fo:font-size="12pt" officeooo:rsid="001b7316" officeooo:paragraph-rsid="001b7316" style:font-size-asian="12pt" style:font-size-complex="12pt"/>
    </style:style>
    <style:style style:name="P10" style:family="paragraph" style:parent-style-name="Standard">
      <style:text-properties style:font-name="sans-serif" fo:font-size="12pt" officeooo:rsid="001c03f6" officeooo:paragraph-rsid="001c03f6" style:font-size-asian="12pt" style:font-size-complex="12pt"/>
    </style:style>
    <style:style style:name="P11" style:family="paragraph" style:parent-style-name="Standard">
      <style:text-properties style:font-name="sans-serif" fo:font-size="12pt" officeooo:rsid="001c03f6" officeooo:paragraph-rsid="0022232e" style:font-size-asian="12pt" style:font-size-complex="12pt"/>
    </style:style>
    <style:style style:name="P12" style:family="paragraph" style:parent-style-name="Standard">
      <style:text-properties style:font-name="sans-serif" fo:font-size="12pt" officeooo:rsid="001d9c5e" officeooo:paragraph-rsid="001d9c5e" style:font-size-asian="12pt" style:font-size-complex="12pt"/>
    </style:style>
    <style:style style:name="P13" style:family="paragraph" style:parent-style-name="Standard">
      <style:text-properties style:font-name="sans-serif" fo:font-size="12pt" officeooo:rsid="001ec9f1" officeooo:paragraph-rsid="001ec9f1" style:font-size-asian="12pt" style:font-size-complex="12pt"/>
    </style:style>
    <style:style style:name="P14" style:family="paragraph" style:parent-style-name="Standard">
      <style:text-properties style:font-name="sans-serif" fo:font-size="12pt" officeooo:rsid="00203a3d" officeooo:paragraph-rsid="00203a3d" style:font-size-asian="12pt" style:font-size-complex="12pt"/>
    </style:style>
    <style:style style:name="P15" style:family="paragraph" style:parent-style-name="Standard">
      <style:text-properties style:font-name="sans-serif" fo:font-size="12pt" officeooo:rsid="0022232e" officeooo:paragraph-rsid="0022232e" style:font-size-asian="12pt" style:font-size-complex="12pt"/>
    </style:style>
    <style:style style:name="P16" style:family="paragraph" style:parent-style-name="Standard">
      <style:text-properties style:font-name="sans-serif" fo:font-size="12pt" officeooo:rsid="002242f8" officeooo:paragraph-rsid="002242f8" style:font-size-asian="12pt" style:font-size-complex="12pt"/>
    </style:style>
    <style:style style:name="P17" style:family="paragraph" style:parent-style-name="Standard">
      <style:text-properties style:font-name="sans-serif" fo:font-size="12pt" officeooo:rsid="002242f8" officeooo:paragraph-rsid="0024d5a1" style:font-size-asian="12pt" style:font-size-complex="12pt"/>
    </style:style>
    <style:style style:name="P18" style:family="paragraph" style:parent-style-name="Standard">
      <style:text-properties style:font-name="sans-serif" fo:font-size="12pt" officeooo:rsid="002402fd" officeooo:paragraph-rsid="0024d5a1" style:font-size-asian="12pt" style:font-size-complex="12pt"/>
    </style:style>
    <style:style style:name="P19" style:family="paragraph" style:parent-style-name="Standard">
      <style:text-properties fo:font-size="12pt" officeooo:paragraph-rsid="001b10b4" style:font-size-asian="12pt" style:font-size-complex="12pt"/>
    </style:style>
    <style:style style:name="P20" style:family="paragraph" style:parent-style-name="Standard">
      <style:text-properties style:font-name="Courier 10 Pitch" fo:font-size="10pt" officeooo:rsid="00132685" officeooo:paragraph-rsid="00132685" style:font-size-asian="10pt" style:font-size-complex="10pt"/>
    </style:style>
    <style:style style:name="P21" style:family="paragraph" style:parent-style-name="Standard">
      <style:text-properties style:font-name="Courier 10 Pitch" fo:font-size="10pt" officeooo:rsid="00145315" officeooo:paragraph-rsid="00145315" style:font-size-asian="10pt" style:font-size-complex="10pt"/>
    </style:style>
    <style:style style:name="P22" style:family="paragraph" style:parent-style-name="Standard">
      <style:text-properties style:font-name="Courier 10 Pitch" fo:font-size="10pt" officeooo:rsid="00145315" officeooo:paragraph-rsid="00145315" fo:background-color="#ccff99" style:font-size-asian="10pt" style:font-size-complex="10pt"/>
    </style:style>
    <style:style style:name="P23" style:family="paragraph" style:parent-style-name="Standard">
      <style:text-properties style:font-name="Courier 10 Pitch" fo:font-size="10pt" fo:font-style="italic" officeooo:rsid="00203a3d" officeooo:paragraph-rsid="00203a3d" style:font-size-asian="10pt" style:font-style-asian="italic" style:font-size-complex="10pt" style:font-style-complex="italic"/>
    </style:style>
    <style:style style:name="P24" style:family="paragraph" style:parent-style-name="Standard">
      <style:text-properties style:font-name="Courier 10 Pitch" fo:font-size="10pt" fo:font-style="italic" officeooo:rsid="0022232e" officeooo:paragraph-rsid="0022232e" style:font-size-asian="10pt" style:font-style-asian="italic" style:font-size-complex="10pt" style:font-style-complex="italic"/>
    </style:style>
    <style:style style:name="P25" style:family="paragraph" style:parent-style-name="Standard">
      <style:text-properties style:font-name="sans-serif1" fo:font-size="12pt" officeooo:rsid="00145315" officeooo:paragraph-rsid="00145315" style:font-size-asian="12pt" style:font-size-complex="12pt"/>
    </style:style>
    <style:style style:name="P26" style:family="paragraph" style:parent-style-name="Standard">
      <style:text-properties style:font-name="Sans-serif" fo:font-size="12pt" officeooo:rsid="00158bb8" officeooo:paragraph-rsid="00158bb8" style:font-size-asian="12pt" style:font-size-complex="12pt"/>
    </style:style>
    <style:style style:name="P27" style:family="paragraph" style:parent-style-name="Standard">
      <style:text-properties style:font-name="sans-serif" fo:font-size="12pt" style:font-size-asian="12pt" style:font-size-complex="12pt"/>
    </style:style>
    <style:style style:name="P28" style:family="paragraph" style:parent-style-name="Standard">
      <style:text-properties style:font-name="sans-serif" fo:font-size="12pt" officeooo:rsid="00250c10" officeooo:paragraph-rsid="00250c10" style:font-size-asian="12pt" style:font-size-complex="12pt"/>
    </style:style>
    <style:style style:name="P29" style:family="paragraph" style:parent-style-name="Standard">
      <style:text-properties style:font-name="sans-serif" fo:font-size="12pt" officeooo:rsid="001c03f6" officeooo:paragraph-rsid="001c03f6" style:font-size-asian="12pt" style:font-size-complex="12pt"/>
    </style:style>
    <style:style style:name="P30" style:family="paragraph" style:parent-style-name="Standard">
      <style:text-properties style:font-name="sans-serif" fo:font-size="12pt" officeooo:rsid="001b7316" officeooo:paragraph-rsid="001b7316" style:font-size-asian="12pt" style:font-size-complex="12pt"/>
    </style:style>
    <style:style style:name="P31" style:family="paragraph" style:parent-style-name="Standard">
      <style:text-properties style:font-name="sans-serif" fo:font-size="12pt" officeooo:rsid="001d9c5e" officeooo:paragraph-rsid="001d9c5e" style:font-size-asian="12pt" style:font-size-complex="12pt"/>
    </style:style>
    <style:style style:name="P32" style:family="paragraph" style:parent-style-name="Standard">
      <style:text-properties style:font-name="sans-serif" fo:font-size="12pt" officeooo:rsid="001b10b4" officeooo:paragraph-rsid="003598fa" style:font-size-asian="12pt" style:font-size-complex="12pt"/>
    </style:style>
    <style:style style:name="P33" style:family="paragraph" style:parent-style-name="Standard">
      <style:text-properties style:font-name="Courier 10 Pitch" fo:font-size="10pt" style:font-size-asian="10pt" style:font-size-complex="10pt"/>
    </style:style>
    <style:style style:name="P34" style:family="paragraph" style:parent-style-name="Standard">
      <style:text-properties style:font-name="Courier 10 Pitch" fo:font-size="10pt" officeooo:rsid="002242f8" officeooo:paragraph-rsid="0024d5a1" style:font-size-asian="10pt" style:font-size-complex="10pt"/>
    </style:style>
    <style:style style:name="P35" style:family="paragraph" style:parent-style-name="Standard">
      <style:text-properties style:font-name="Courier 10 Pitch" fo:font-size="10pt" officeooo:rsid="002242f8" officeooo:paragraph-rsid="002242f8" style:font-size-asian="10pt" style:font-size-complex="10pt"/>
    </style:style>
    <style:style style:name="P36" style:family="paragraph" style:parent-style-name="Standard">
      <style:text-properties style:font-name="Courier 10 Pitch" fo:font-size="10pt" officeooo:rsid="002402fd" officeooo:paragraph-rsid="0024d5a1" style:font-size-asian="10pt" style:font-size-complex="10pt"/>
    </style:style>
    <style:style style:name="P37" style:family="paragraph" style:parent-style-name="Standard">
      <style:text-properties style:font-name="Courier 10 Pitch" fo:font-size="10pt" officeooo:rsid="001b7316" officeooo:paragraph-rsid="001b7316" style:font-size-asian="10pt" style:font-size-complex="10pt"/>
    </style:style>
    <style:style style:name="P38" style:family="paragraph" style:parent-style-name="Standard">
      <style:text-properties style:font-name="Courier 10 Pitch" fo:font-size="10pt" officeooo:rsid="00203a3d" officeooo:paragraph-rsid="00203a3d" style:font-size-asian="10pt" style:font-size-complex="10pt"/>
    </style:style>
    <style:style style:name="P39" style:family="paragraph" style:parent-style-name="Standard">
      <style:text-properties style:font-name="Courier 10 Pitch" fo:font-size="10pt" officeooo:rsid="003035fb" officeooo:paragraph-rsid="003035fb" style:font-size-asian="10pt" style:font-size-complex="10pt"/>
    </style:style>
    <style:style style:name="P40" style:family="paragraph" style:parent-style-name="Standard">
      <style:text-properties style:font-name="Courier 10 Pitch" fo:font-size="10pt" fo:font-style="italic" officeooo:rsid="0022232e" officeooo:paragraph-rsid="0022232e" style:font-size-asian="10pt" style:font-style-asian="italic" style:font-size-complex="10pt" style:font-style-complex="italic"/>
    </style:style>
    <style:style style:name="P41" style:family="paragraph" style:parent-style-name="Standard">
      <style:text-properties style:font-name="Sans-serif" fo:font-size="12pt" fo:font-style="normal" officeooo:rsid="0022232e" officeooo:paragraph-rsid="0022232e" style:font-size-asian="12pt" style:font-style-asian="normal" style:font-size-complex="12pt" style:font-style-complex="normal"/>
    </style:style>
    <style:style style:name="P42" style:family="paragraph" style:parent-style-name="Standard">
      <style:text-properties style:font-name="Sans-serif" fo:font-size="12pt" style:font-size-asian="12pt" style:font-size-complex="12pt"/>
    </style:style>
    <style:style style:name="P43" style:family="paragraph" style:parent-style-name="Text_20_body">
      <style:text-properties fo:font-variant="normal" fo:text-transform="none" fo:color="#000000" style:text-line-through-style="none" style:text-line-through-type="none" style:font-name="Sans-serif" fo:font-size="12pt" fo:font-style="normal" style:text-underline-style="none" fo:font-weight="normal" officeooo:paragraph-rsid="002f221f" style:text-blinking="false" fo:background-color="transparent" style:font-size-asian="12pt" style:font-size-complex="12pt"/>
    </style:style>
    <style:style style:name="P44" style:family="paragraph" style:parent-style-name="Text_20_body">
      <style:text-properties fo:font-variant="normal" fo:text-transform="none" fo:color="#000000" style:text-line-through-style="none" style:text-line-through-type="none" style:font-name="Sans-serif" fo:font-size="12pt" fo:font-style="normal" style:text-underline-style="none" fo:font-weight="normal" officeooo:rsid="003035fb" officeooo:paragraph-rsid="0033b39d" style:text-blinking="false" fo:background-color="transparent" style:font-size-asian="12pt" style:font-size-complex="12pt"/>
    </style:style>
    <style:style style:name="P45" style:family="paragraph" style:parent-style-name="Text_20_body">
      <style:text-properties fo:font-variant="normal" fo:text-transform="none" fo:color="#000000" style:text-line-through-style="none" style:text-line-through-type="none" style:font-name="Sans-serif" fo:font-size="12pt" fo:font-style="normal" style:text-underline-style="none" fo:font-weight="normal" officeooo:paragraph-rsid="0033b39d" style:text-blinking="false" fo:background-color="transparent" style:font-size-asian="12pt" style:font-size-complex="12pt"/>
    </style:style>
    <style:style style:name="T1" style:family="text">
      <style:text-properties style:font-name="monospace"/>
    </style:style>
    <style:style style:name="T2" style:family="text">
      <style:text-properties officeooo:rsid="0015c543"/>
    </style:style>
    <style:style style:name="T3" style:family="text">
      <style:text-properties officeooo:rsid="001b10b4"/>
    </style:style>
    <style:style style:name="T4" style:family="text">
      <style:text-properties officeooo:rsid="001b2049"/>
    </style:style>
    <style:style style:name="T5" style:family="text">
      <style:text-properties officeooo:rsid="001c03f6"/>
    </style:style>
    <style:style style:name="T6" style:family="text">
      <style:text-properties officeooo:rsid="001d9c5e"/>
    </style:style>
    <style:style style:name="T7" style:family="text">
      <style:text-properties officeooo:rsid="00281118"/>
    </style:style>
    <style:style style:name="T8" style:family="text">
      <style:text-properties officeooo:rsid="0028897e"/>
    </style:style>
    <style:style style:name="T9" style:family="text">
      <style:text-properties officeooo:rsid="00292939"/>
    </style:style>
    <style:style style:name="T10" style:family="text">
      <style:text-properties officeooo:rsid="002975ea"/>
    </style:style>
    <style:style style:name="T11" style:family="text">
      <style:text-properties officeooo:rsid="002e1e52"/>
    </style:style>
    <style:style style:name="T12" style:family="text">
      <style:text-properties officeooo:rsid="003035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tilizando el cliente snmp</text:p>
      <text:p text:style-name="P6">1. Instalar en las PC del laboratorio el paquete <text:span text:style-name="T1">snmp</text:span>. Explorar cuáles son los comandos disponibles. Realizar una prueba con <text:span text:style-name="T1">snmpget </text:span>contra un agente que pueda ser alcanzado desde la red del laboratorio. ¿Qué comando puede utilizar para realizar la búsqueda en la red? ¿Qué información es posible recuperar del agente? ¿Qué versiones de snmp maneja el agente? ¿Qué características tienen las OIDs recuperadas?</text:p>
      <text:p text:style-name="P6"/>
      <text:p text:style-name="P7">Para realizar una búsqueda de los dispositivos que se encuentran en nuestra red utilizamos el comando nmap de la siguiente manera:</text:p>
      <text:p text:style-name="P7"/>
      <text:p text:style-name="P21">root@Redes:~# nmap -sU -p U:161 170.210.101.0/24</text:p>
      <text:p text:style-name="P21">Starting Nmap 6.47 ( http://nmap.org ) at 2016-08-25 17:13 ART</text:p>
      <text:p text:style-name="P21">RTTVAR has grown to over 2.3 seconds, decreasing to 2.0</text:p>
      <text:p text:style-name="P21">RTTVAR has grown to over 2.3 seconds, decreasing to 2.0</text:p>
      <text:p text:style-name="P21">RTTVAR has grown to over 2.3 seconds, decreasing to 2.0</text:p>
      <text:p text:style-name="P21">RTTVAR has grown to over 2.3 seconds, decreasing to 2.0</text:p>
      <text:p text:style-name="P21">RTTVAR has grown to over 2.3 seconds, decreasing to 2.0</text:p>
      <text:p text:style-name="P21">RTTVAR has grown to over 2.3 seconds, decreasing to 2.0</text:p>
      <text:p text:style-name="P21">Nmap scan report for 170.210.101.92</text:p>
      <text:p text:style-name="P21">Host is up (0.0032s latency).</text:p>
      <text:p text:style-name="P21">PORT <text:s text:c="3"/>STATE <text:s text:c="8"/>SERVICE</text:p>
      <text:p text:style-name="P21">161/udp open|filtered snmp</text:p>
      <text:p text:style-name="P21"/>
      <text:p text:style-name="P21">Nmap scan report for 170.210.101.99</text:p>
      <text:p text:style-name="P21">Host is up (0.0026s latency).</text:p>
      <text:p text:style-name="P21">PORT <text:s text:c="3"/>STATE SERVICE</text:p>
      <text:p text:style-name="P21">161/udp open <text:s/>snmp</text:p>
      <text:p text:style-name="P21"/>
      <text:p text:style-name="P21">Nmap scan report for 170.210.101.100</text:p>
      <text:p text:style-name="P21">Host is up (0.0071s latency).</text:p>
      <text:p text:style-name="P21">PORT <text:s text:c="3"/>STATE <text:s text:c="8"/>SERVICE</text:p>
      <text:p text:style-name="P21">161/udp open|filtered snmp</text:p>
      <text:p text:style-name="P21"/>
      <text:p text:style-name="P22">Nmap scan report for 170.210.101.102</text:p>
      <text:p text:style-name="P22">Host is up (0.0036s latency).</text:p>
      <text:p text:style-name="P22">PORT <text:s text:c="3"/>STATE <text:s text:c="8"/>SERVICE</text:p>
      <text:p text:style-name="P22">161/udp open|filtered snmp</text:p>
      <text:p text:style-name="P21"/>
      <text:p text:style-name="P21">Nmap scan report for 170.210.101.104</text:p>
      <text:p text:style-name="P21">Host is up (0.013s latency).</text:p>
      <text:p text:style-name="P21">PORT <text:s text:c="3"/>STATE SERVICE</text:p>
      <text:p text:style-name="P21">161/udp open <text:s/>snmp</text:p>
      <text:p text:style-name="P21"/>
      <text:p text:style-name="P21">Nmap scan report for 170.210.101.122</text:p>
      <text:p text:style-name="P21">Host is up (0.0028s latency).</text:p>
      <text:p text:style-name="P21">PORT <text:s text:c="3"/>STATE <text:s/>SERVICE</text:p>
      <text:p text:style-name="P21">161/udp closed snmp</text:p>
      <text:p text:style-name="P21"/>
      <text:p text:style-name="P21">Nmap scan report for 170.210.101.126</text:p>
      <text:p text:style-name="P21">Host is up (0.0015s latency).</text:p>
      <text:p text:style-name="P21"><text:soft-page-break/>PORT <text:s text:c="3"/>STATE <text:s/>SERVICE</text:p>
      <text:p text:style-name="P21">161/udp closed snmp</text:p>
      <text:p text:style-name="P21"/>
      <text:p text:style-name="P21">Nmap scan report for 170.210.101.150</text:p>
      <text:p text:style-name="P21">Host is up (0.0024s latency).</text:p>
      <text:p text:style-name="P21">PORT <text:s text:c="3"/>STATE <text:s/>SERVICE</text:p>
      <text:p text:style-name="P21">161/udp closed snmp</text:p>
      <text:p text:style-name="P21"/>
      <text:p text:style-name="P21">Nmap scan report for 170.210.101.151</text:p>
      <text:p text:style-name="P21">Host is up (0.00097s latency).</text:p>
      <text:p text:style-name="P21">PORT <text:s text:c="3"/>STATE SERVICE</text:p>
      <text:p text:style-name="P21">161/udp open <text:s/>snmp</text:p>
      <text:p text:style-name="P21"/>
      <text:p text:style-name="P21">Nmap scan report for 170.210.101.156</text:p>
      <text:p text:style-name="P21">Host is up (0.0024s latency).</text:p>
      <text:p text:style-name="P21">PORT <text:s text:c="3"/>STATE <text:s/>SERVICE</text:p>
      <text:p text:style-name="P21">161/udp closed snmp</text:p>
      <text:p text:style-name="P21"/>
      <text:p text:style-name="P21">Nmap scan report for 170.210.101.157</text:p>
      <text:p text:style-name="P21">Host is up (0.0024s latency).</text:p>
      <text:p text:style-name="P21">PORT <text:s text:c="3"/>STATE <text:s/>SERVICE</text:p>
      <text:p text:style-name="P21">161/udp closed snmp</text:p>
      <text:p text:style-name="P21"/>
      <text:p text:style-name="P21">Nmap scan report for 170.210.101.159</text:p>
      <text:p text:style-name="P21">Host is up (0.0023s latency).</text:p>
      <text:p text:style-name="P21">PORT <text:s text:c="3"/>STATE <text:s/>SERVICE</text:p>
      <text:p text:style-name="P21">161/udp closed snmp</text:p>
      <text:p text:style-name="P21"/>
      <text:p text:style-name="P21">Nmap scan report for 170.210.101.184</text:p>
      <text:p text:style-name="P21">Host is up (0.0022s latency).</text:p>
      <text:p text:style-name="P21">PORT <text:s text:c="3"/>STATE <text:s/>SERVICE</text:p>
      <text:p text:style-name="P21">161/udp closed snmp</text:p>
      <text:p text:style-name="P21"/>
      <text:p text:style-name="P21">Nmap scan report for 170.210.101.230</text:p>
      <text:p text:style-name="P21">Host is up (0.0034s latency).</text:p>
      <text:p text:style-name="P21">PORT <text:s text:c="3"/>STATE <text:s/>SERVICE</text:p>
      <text:p text:style-name="P21">161/udp closed snmp</text:p>
      <text:p text:style-name="P21"/>
      <text:p text:style-name="P21">Nmap scan report for 170.210.101.231</text:p>
      <text:p text:style-name="P21">Host is up (0.0034s latency).</text:p>
      <text:p text:style-name="P21">PORT <text:s text:c="3"/>STATE <text:s/>SERVICE</text:p>
      <text:p text:style-name="P21">161/udp closed snmp</text:p>
      <text:p text:style-name="P21"/>
      <text:p text:style-name="P21">Nmap scan report for 170.210.101.232</text:p>
      <text:p text:style-name="P21">Host is up (0.0034s latency).</text:p>
      <text:p text:style-name="P21">PORT <text:s text:c="3"/>STATE <text:s/>SERVICE</text:p>
      <text:p text:style-name="P21">161/udp closed snmp</text:p>
      <text:p text:style-name="P21"/>
      <text:p text:style-name="P21">Nmap scan report for 170.210.101.233</text:p>
      <text:p text:style-name="P21">Host is up (0.0035s latency).</text:p>
      <text:p text:style-name="P21">PORT <text:s text:c="3"/>STATE <text:s/>SERVICE</text:p>
      <text:p text:style-name="P21">161/udp closed snmp</text:p>
      <text:p text:style-name="P21"/>
      <text:p text:style-name="P21"><text:soft-page-break/>Nmap scan report for 170.210.101.240</text:p>
      <text:p text:style-name="P21">Host is up (0.0033s latency).</text:p>
      <text:p text:style-name="P21">PORT <text:s text:c="3"/>STATE SERVICE</text:p>
      <text:p text:style-name="P21">161/udp open <text:s/>snmp</text:p>
      <text:p text:style-name="P21"/>
      <text:p text:style-name="P21">Nmap scan report for 170.210.101.248</text:p>
      <text:p text:style-name="P21">Host is up (0.0024s latency).</text:p>
      <text:p text:style-name="P21">PORT <text:s text:c="3"/>STATE <text:s text:c="8"/>SERVICE</text:p>
      <text:p text:style-name="P21">161/udp open|filtered snmp</text:p>
      <text:p text:style-name="P21"/>
      <text:p text:style-name="P21">Nmap scan report for 170.210.101.251</text:p>
      <text:p text:style-name="P21">Host is up (0.012s latency).</text:p>
      <text:p text:style-name="P21">PORT <text:s text:c="3"/>STATE SERVICE</text:p>
      <text:p text:style-name="P21">161/udp open <text:s/>snmp</text:p>
      <text:p text:style-name="P21"/>
      <text:p text:style-name="P22">Nmap scan report for 170.210.101.252</text:p>
      <text:p text:style-name="P22">Host is up (0.012s latency).</text:p>
      <text:p text:style-name="P22">PORT <text:s text:c="3"/>STATE SERVICE</text:p>
      <text:p text:style-name="P22">161/udp open <text:s/>snmp</text:p>
      <text:p text:style-name="P21"/>
      <text:p text:style-name="P21">Nmap done: 256 IP addresses (21 hosts up) scanned in 23.00 seconds</text:p>
      <text:p text:style-name="P21"/>
      <text:p text:style-name="P25">Durante el desarrollo de la clase, fueron asignados a distintos grupos alumnos ciertos dispositivos para ser consultados con el comando snmpget. En nuestro caso, no tocó trabajar con el dispositivo cuya dirección IP era : 170.210.101.102 y 170.210.101.252</text:p>
      <text:p text:style-name="P7"/>
      <text:p text:style-name="P20">root@Redes:~# snmpget -v2c -c public 170.210.101.102 1.3.6.1.2.1.1.5.0</text:p>
      <text:p text:style-name="P20">iso.3.6.1.2.1.1.5.0 = STRING: "409-Samsung" <text:s text:c="2"/></text:p>
      <text:p text:style-name="P20"/>
      <text:p text:style-name="P21">root@Redes:~# snmpget -v2c -c public 170.210.101.252 1.3.6.1.2.1.1.5</text:p>
      <text:p text:style-name="P21">Timeout: No Response from 170.210.101.252.</text:p>
      <text:p text:style-name="P21"/>
      <text:p text:style-name="P26">La información que se puede obtener corresponde a <text:span text:style-name="T12">información</text:span> particular del dispositivo consultado. En nuestro caso nos devolvió la variable iso y nombre del dispositivo (Samsung).</text:p>
      <text:p text:style-name="P26">Las versiones con las cuales trabajan son versión v1, versión v2, versión v2c y versión v3 <text:span text:style-name="T2">(versión mejorada que contempla cuestiones de seguridad como autenticación)</text:span></text:p>
      <text:p text:style-name="P7"/>
      <text:p text:style-name="P6">2.Instalar el paquete <text:span text:style-name="T1">snmp-mibs-downloader </text:span>y descargar las bases mediante la herramienta <text:span text:style-name="T1">download-mibs</text:span>. Luego comentar con numeral <text:span text:style-name="T1"># </text:span>la línea <text:span text:style-name="T1">mibs :</text:span>en el archivo <text:s/><text:span text:style-name="T1">/etc/snmp/snmp.conf </text:span>y repetir las consultas anteriores. ¿Qué permiten realizar las MIB? <text:span text:style-name="T3">Configure una nueva vista para la comunidad pública donde pueda retornar el nodo estructural system completo.</text:span></text:p>
      <text:p text:style-name="P6"/>
      <text:p text:style-name="P39">root@Redes:~# mcedit /etc/snmp/snmp.conf <text:s text:c="2"/></text:p>
      <text:p text:style-name="P39"/>
      <text:p text:style-name="P45">La SMI <text:span text:style-name="T11">(Structure of Management Information)</text:span> nos provee de una forma en que <text:soft-page-break/>hay que administrar objetos y sus comportamientos. Los MIBs pueden ser pensados como Bases de Datos que administran objetos que los agents siguen. Cualquier tipo de estado o información estadística puede ser accedida desde la NMS es definida en un MIB. La SMI provee la manera en que se define la administración de los objetos mientras que la MIB es la definición de los objetos mismo.</text:p>
      <text:p text:style-name="P44">Un agent puede implementar muchas MIBs, pero todos implementa una MIB en particular llamada MIB-II.</text:p>
      <text:p text:style-name="P39"/>
      <text:p text:style-name="P32">3. Utilizar los comandos snmpwalk y snmpbulkwalk para consultar el objeto system. Realice una captura para cada una de las ejecuciones y compare los resultados. ¿Qué observa? ¿Qué implicancias tiene cada <text:span text:style-name="T4">uno en el tráfico de la red y en los agentes consultados?</text:span></text:p>
      <text:p text:style-name="P39">root@Redes:/home/alumno# time snmpwalk -v1 -c public 170.210.101.102 1.3.6.1.2.1.43 &gt; salida1bis.txt</text:p>
      <text:p text:style-name="P39">real<text:tab/>0m0.766s</text:p>
      <text:p text:style-name="P39">user<text:tab/>0m0.068s</text:p>
      <text:p text:style-name="P39">sys<text:tab/>0m0.040s</text:p>
      <text:p text:style-name="P39"/>
      <text:p text:style-name="P39">SNMPv2-SMI::mib-2.43.5.1.1.1.1 = Counter32: 30</text:p>
      <text:p text:style-name="P39">SNMPv2-SMI::mib-2.43.5.1.1.2.1 = INTEGER: 3</text:p>
      <text:p text:style-name="P39">SNMPv2-SMI::mib-2.43.5.1.1.3.1 = INTEGER: 3</text:p>
      <text:p text:style-name="P39">SNMPv2-SMI::mib-2.43.5.1.1.4.1 = STRING: "Network Administrator"</text:p>
      <text:p text:style-name="P39">SNMPv2-SMI::mib-2.43.5.1.1.5.1 = STRING: "Samsung Electronics"</text:p>
      <text:p text:style-name="P39">SNMPv2-SMI::mib-2.43.5.1.1.6.1 = INTEGER: 1</text:p>
      <text:p text:style-name="P39">SNMPv2-SMI::mib-2.43.5.1.1.7.1 = INTEGER: 1</text:p>
      <text:p text:style-name="P39">SNMPv2-SMI::mib-2.43.5.1.1.8.1 = INTEGER: 1</text:p>
      <text:p text:style-name="P39">SNMPv2-SMI::mib-2.43.5.1.1.9.1 = INTEGER: 1</text:p>
      <text:p text:style-name="P39">SNMPv2-SMI::mib-2.43.5.1.1.10.1 = INTEGER: 3</text:p>
      <text:p text:style-name="P39">SNMPv2-SMI::mib-2.43.5.1.1.11.1 = INTEGER: 2</text:p>
      <text:p text:style-name="P39">SNMPv2-SMI::mib-2.43.5.1.1.12.1 = INTEGER: 256</text:p>
      <text:p text:style-name="P39">SNMPv2-SMI::mib-2.43.5.1.1.13.1 = INTEGER: 3</text:p>
      <text:p text:style-name="P39">SNMPv2-SMI::mib-2.43.5.1.1.14.1 = INTEGER: 4</text:p>
      <text:p text:style-name="P39">SNMPv2-SMI::mib-2.43.5.1.1.15.1 = INTEGER: 4</text:p>
      <text:p text:style-name="P39">SNMPv2-SMI::mib-2.43.5.1.1.16.1 = STRING: "409-Samsung"</text:p>
      <text:p text:style-name="P39">SNMPv2-SMI::mib-2.43.5.1.1.17.1 = STRING: "Z68LBJZF40000NA"</text:p>
      <text:p text:style-name="P39">SNMPv2-SMI::mib-2.43.5.1.1.18.1 = Counter32: 0</text:p>
      <text:p text:style-name="P39">SNMPv2-SMI::mib-2.43.5.1.1.19.1 = Counter32: 1</text:p>
      <text:p text:style-name="P39">SNMPv2-SMI::mib-2.43.5.2.1.2.1.1 = INTEGER: 0</text:p>
      <text:p text:style-name="P39">SNMPv2-SMI::mib-2.43.5.3.1.2.1.1 = INTEGER: 0</text:p>
      <text:p text:style-name="P39">SNMPv2-SMI::mib-2.43.6.1.1.2.1.1 = STRING: "The right hand side door"</text:p>
      <text:p text:style-name="P39">SNMPv2-SMI::mib-2.43.6.1.1.2.1.2 = STRING: "Tray2 right hand side door"</text:p>
      <text:p text:style-name="P39">SNMPv2-SMI::mib-2.43.6.1.1.3.1.1 = INTEGER: 4</text:p>
      <text:p text:style-name="P39">SNMPv2-SMI::mib-2.43.6.1.1.3.1.2 = INTEGER: 4</text:p>
      <text:p text:style-name="P39">SNMPv2-SMI::mib-2.43.7.1.1.2.1.1 = STRING: "en"</text:p>
      <text:p text:style-name="P39">SNMPv2-SMI::mib-2.43.7.1.1.2.1.2 = STRING: "fr"</text:p>
      <text:p text:style-name="P39">SNMPv2-SMI::mib-2.43.7.1.1.2.1.3 = STRING: "es"</text:p>
      <text:p text:style-name="P39">SNMPv2-SMI::mib-2.43.7.1.1.2.1.4 = STRING: "pt"</text:p>
      <text:p text:style-name="P39"><text:soft-page-break/>SNMPv2-SMI::mib-2.43.7.1.1.2.1.5 = STRING: "de"</text:p>
      <text:p text:style-name="P39">SNMPv2-SMI::mib-2.43.7.1.1.2.1.6 = STRING: "it"</text:p>
      <text:p text:style-name="P39">SNMPv2-SMI::mib-2.43.7.1.1.2.1.7 = STRING: "nl"</text:p>
      <text:p text:style-name="P39">SNMPv2-SMI::mib-2.43.7.1.1.2.1.8 = STRING: "ru"</text:p>
      <text:p text:style-name="P39">SNMPv2-SMI::mib-2.43.7.1.1.2.1.9 = STRING: "no"</text:p>
      <text:p text:style-name="P39">SNMPv2-SMI::mib-2.43.7.1.1.2.1.10 = STRING: "pl"</text:p>
      <text:p text:style-name="P39">SNMPv2-SMI::mib-2.43.7.1.1.2.1.11 = STRING: "fi"</text:p>
      <text:p text:style-name="P39">SNMPv2-SMI::mib-2.43.7.1.1.2.1.12 = STRING: "hu"</text:p>
      <text:p text:style-name="P39">SNMPv2-SMI::mib-2.43.7.1.1.2.1.13 = STRING: "da"</text:p>
      <text:p text:style-name="P39">SNMPv2-SMI::mib-2.43.7.1.1.2.1.14 = STRING: "cs"</text:p>
      <text:p text:style-name="P39">SNMPv2-SMI::mib-2.43.7.1.1.2.1.15 = STRING: "sv"</text:p>
      <text:p text:style-name="P39">SNMPv2-SMI::mib-2.43.7.1.1.2.1.16 = STRING: "pt"</text:p>
      <text:p text:style-name="P39">SNMPv2-SMI::mib-2.43.7.1.1.2.1.17 = STRING: "fr"</text:p>
      <text:p text:style-name="P39">SNMPv2-SMI::mib-2.43.7.1.1.2.1.18 = STRING: "zh"</text:p>
      <text:p text:style-name="P39">SNMPv2-SMI::mib-2.43.7.1.1.2.1.19 = STRING: "ko"</text:p>
      <text:p text:style-name="P39">SNMPv2-SMI::mib-2.43.7.1.1.2.1.20 = STRING: "ja"</text:p>
      <text:p text:style-name="P39">SNMPv2-SMI::mib-2.43.7.1.1.2.1.21 = STRING: "tr"</text:p>
      <text:p text:style-name="P39">SNMPv2-SMI::mib-2.43.7.1.1.3.1.1 = STRING: "US"</text:p>
      <text:p text:style-name="P39">SNMPv2-SMI::mib-2.43.7.1.1.3.1.2 = STRING: "FR"</text:p>
      <text:p text:style-name="P39">SNMPv2-SMI::mib-2.43.7.1.1.3.1.3 = STRING: "ES"</text:p>
      <text:p text:style-name="P39">SNMPv2-SMI::mib-2.43.7.1.1.3.1.4 = STRING: "PT"</text:p>
      <text:p text:style-name="P39">SNMPv2-SMI::mib-2.43.7.1.1.3.1.5 = STRING: "DE"</text:p>
      <text:p text:style-name="P39">SNMPv2-SMI::mib-2.43.7.1.1.3.1.6 = STRING: "IT"</text:p>
      <text:p text:style-name="P39">SNMPv2-SMI::mib-2.43.7.1.1.3.1.7 = STRING: "NL"</text:p>
      <text:p text:style-name="P39">SNMPv2-SMI::mib-2.43.7.1.1.3.1.8 = STRING: "RU"</text:p>
      <text:p text:style-name="P39">SNMPv2-SMI::mib-2.43.7.1.1.3.1.9 = STRING: "NO"</text:p>
      <text:p text:style-name="P39">SNMPv2-SMI::mib-2.43.7.1.1.3.1.10 = STRING: "PL"</text:p>
      <text:p text:style-name="P39">SNMPv2-SMI::mib-2.43.7.1.1.3.1.11 = STRING: "FI"</text:p>
      <text:p text:style-name="P39">SNMPv2-SMI::mib-2.43.7.1.1.3.1.12 = STRING: "HU"</text:p>
      <text:p text:style-name="P39">SNMPv2-SMI::mib-2.43.7.1.1.3.1.13 = STRING: "DK"</text:p>
      <text:p text:style-name="P39">SNMPv2-SMI::mib-2.43.7.1.1.3.1.14 = STRING: "CZ"</text:p>
      <text:p text:style-name="P39">SNMPv2-SMI::mib-2.43.7.1.1.3.1.15 = STRING: "SE"</text:p>
      <text:p text:style-name="P39">SNMPv2-SMI::mib-2.43.7.1.1.3.1.16 = STRING: "BR"</text:p>
      <text:p text:style-name="P39">SNMPv2-SMI::mib-2.43.7.1.1.3.1.17 = STRING: "CA"</text:p>
      <text:p text:style-name="P39">SNMPv2-SMI::mib-2.43.7.1.1.3.1.18 = STRING: "CN"</text:p>
      <text:p text:style-name="P39">SNMPv2-SMI::mib-2.43.7.1.1.3.1.19 = STRING: "KR"</text:p>
      <text:p text:style-name="P39">SNMPv2-SMI::mib-2.43.7.1.1.3.1.20 = STRING: "JP"</text:p>
      <text:p text:style-name="P39">SNMPv2-SMI::mib-2.43.7.1.1.3.1.21 = STRING: "TR"</text:p>
      <text:p text:style-name="P39">SNMPv2-SMI::mib-2.43.7.1.1.4.1.1 = INTEGER: 106</text:p>
      <text:p text:style-name="P39">SNMPv2-SMI::mib-2.43.7.1.1.4.1.2 = INTEGER: 106</text:p>
      <text:p text:style-name="P39">SNMPv2-SMI::mib-2.43.7.1.1.4.1.3 = INTEGER: 106</text:p>
      <text:p text:style-name="P39">SNMPv2-SMI::mib-2.43.7.1.1.4.1.4 = INTEGER: 106</text:p>
      <text:p text:style-name="P39">SNMPv2-SMI::mib-2.43.7.1.1.4.1.5 = INTEGER: 106</text:p>
      <text:p text:style-name="P39">SNMPv2-SMI::mib-2.43.7.1.1.4.1.6 = INTEGER: 106</text:p>
      <text:p text:style-name="P39">SNMPv2-SMI::mib-2.43.7.1.1.4.1.7 = INTEGER: 106</text:p>
      <text:p text:style-name="P39">SNMPv2-SMI::mib-2.43.7.1.1.4.1.8 = INTEGER: 106</text:p>
      <text:p text:style-name="P39">SNMPv2-SMI::mib-2.43.7.1.1.4.1.9 = INTEGER: 106</text:p>
      <text:p text:style-name="P39">SNMPv2-SMI::mib-2.43.7.1.1.4.1.10 = INTEGER: 106</text:p>
      <text:p text:style-name="P39">SNMPv2-SMI::mib-2.43.7.1.1.4.1.11 = INTEGER: 106</text:p>
      <text:p text:style-name="P39">SNMPv2-SMI::mib-2.43.7.1.1.4.1.12 = INTEGER: 106</text:p>
      <text:p text:style-name="P39">SNMPv2-SMI::mib-2.43.7.1.1.4.1.13 = INTEGER: 106</text:p>
      <text:p text:style-name="P39">SNMPv2-SMI::mib-2.43.7.1.1.4.1.14 = INTEGER: 106</text:p>
      <text:p text:style-name="P39">SNMPv2-SMI::mib-2.43.7.1.1.4.1.15 = INTEGER: 106</text:p>
      <text:p text:style-name="P39"><text:soft-page-break/>SNMPv2-SMI::mib-2.43.7.1.1.4.1.16 = INTEGER: 106</text:p>
      <text:p text:style-name="P39">SNMPv2-SMI::mib-2.43.7.1.1.4.1.17 = INTEGER: 106</text:p>
      <text:p text:style-name="P39">SNMPv2-SMI::mib-2.43.7.1.1.4.1.18 = INTEGER: 106</text:p>
      <text:p text:style-name="P39">SNMPv2-SMI::mib-2.43.7.1.1.4.1.19 = INTEGER: 106</text:p>
      <text:p text:style-name="P39">SNMPv2-SMI::mib-2.43.7.1.1.4.1.20 = INTEGER: 106</text:p>
      <text:p text:style-name="P39">SNMPv2-SMI::mib-2.43.7.1.1.4.1.21 = INTEGER: 106</text:p>
      <text:p text:style-name="P39">SNMPv2-SMI::mib-2.43.8.2.1.2.1.1 = INTEGER: 4</text:p>
      <text:p text:style-name="P39">SNMPv2-SMI::mib-2.43.8.2.1.2.1.2 = INTEGER: 4</text:p>
      <text:p text:style-name="P39">SNMPv2-SMI::mib-2.43.8.2.1.2.1.3 = INTEGER: 3</text:p>
      <text:p text:style-name="P39">SNMPv2-SMI::mib-2.43.8.2.1.3.1.1 = INTEGER: 3</text:p>
      <text:p text:style-name="P39">SNMPv2-SMI::mib-2.43.8.2.1.3.1.2 = INTEGER: 3</text:p>
      <text:p text:style-name="P39">SNMPv2-SMI::mib-2.43.8.2.1.3.1.3 = INTEGER: 3</text:p>
      <text:p text:style-name="P39">SNMPv2-SMI::mib-2.43.8.2.1.4.1.1 = INTEGER: 116900</text:p>
      <text:p text:style-name="P39">SNMPv2-SMI::mib-2.43.8.2.1.4.1.2 = INTEGER: 116900</text:p>
      <text:p text:style-name="P39">SNMPv2-SMI::mib-2.43.8.2.1.4.1.3 = INTEGER: 140000</text:p>
      <text:p text:style-name="P39">SNMPv2-SMI::mib-2.43.8.2.1.5.1.1 = INTEGER: 82700</text:p>
      <text:p text:style-name="P39">SNMPv2-SMI::mib-2.43.8.2.1.5.1.2 = INTEGER: 82700</text:p>
      <text:p text:style-name="P39">SNMPv2-SMI::mib-2.43.8.2.1.5.1.3 = INTEGER: 85000</text:p>
      <text:p text:style-name="P39">SNMPv2-SMI::mib-2.43.8.2.1.6.1.1 = INTEGER: 110000</text:p>
      <text:p text:style-name="P39">SNMPv2-SMI::mib-2.43.8.2.1.6.1.2 = INTEGER: 116900</text:p>
      <text:p text:style-name="P39">SNMPv2-SMI::mib-2.43.8.2.1.6.1.3 = INTEGER: 110000</text:p>
      <text:p text:style-name="P39">SNMPv2-SMI::mib-2.43.8.2.1.7.1.1 = INTEGER: 85000</text:p>
      <text:p text:style-name="P39">SNMPv2-SMI::mib-2.43.8.2.1.7.1.2 = INTEGER: 82700</text:p>
      <text:p text:style-name="P39">SNMPv2-SMI::mib-2.43.8.2.1.7.1.3 = INTEGER: 85000</text:p>
      <text:p text:style-name="P39">SNMPv2-SMI::mib-2.43.8.2.1.8.1.1 = INTEGER: 8</text:p>
      <text:p text:style-name="P39">SNMPv2-SMI::mib-2.43.8.2.1.8.1.2 = INTEGER: 8</text:p>
      <text:p text:style-name="P39">SNMPv2-SMI::mib-2.43.8.2.1.8.1.3 = INTEGER: 8</text:p>
      <text:p text:style-name="P39">SNMPv2-SMI::mib-2.43.8.2.1.9.1.1 = INTEGER: 520</text:p>
      <text:p text:style-name="P39">SNMPv2-SMI::mib-2.43.8.2.1.9.1.2 = INTEGER: 100</text:p>
      <text:p text:style-name="P39">SNMPv2-SMI::mib-2.43.8.2.1.9.1.3 = INTEGER: 520</text:p>
      <text:p text:style-name="P39">SNMPv2-SMI::mib-2.43.8.2.1.10.1.1 = INTEGER: -3</text:p>
      <text:p text:style-name="P39">SNMPv2-SMI::mib-2.43.8.2.1.10.1.2 = INTEGER: 0</text:p>
      <text:p text:style-name="P39">SNMPv2-SMI::mib-2.43.8.2.1.10.1.3 = INTEGER: -3</text:p>
      <text:p text:style-name="P39">SNMPv2-SMI::mib-2.43.8.2.1.11.1.1 = INTEGER: 0</text:p>
      <text:p text:style-name="P39">SNMPv2-SMI::mib-2.43.8.2.1.11.1.2 = INTEGER: 8</text:p>
      <text:p text:style-name="P39">SNMPv2-SMI::mib-2.43.8.2.1.11.1.3 = INTEGER: 0</text:p>
      <text:p text:style-name="P39">SNMPv2-SMI::mib-2.43.8.2.1.12.1.1 = STRING: "A4"</text:p>
      <text:p text:style-name="P39">SNMPv2-SMI::mib-2.43.8.2.1.12.1.2 = STRING: "A4"</text:p>
      <text:p text:style-name="P39">SNMPv2-SMI::mib-2.43.8.2.1.12.1.3 = STRING: "Legal"</text:p>
      <text:p text:style-name="P39">SNMPv2-SMI::mib-2.43.8.2.1.13.1.1 = STRING: "Tray 1"</text:p>
      <text:p text:style-name="P39">SNMPv2-SMI::mib-2.43.8.2.1.13.1.2 = STRING: "MP Tray"</text:p>
      <text:p text:style-name="P39">SNMPv2-SMI::mib-2.43.8.2.1.13.1.3 = STRING: "Tray 2(optional)"</text:p>
      <text:p text:style-name="P39">SNMPv2-SMI::mib-2.43.8.2.1.14.1.1 = STRING: "Samsung Electronics"</text:p>
      <text:p text:style-name="P39">SNMPv2-SMI::mib-2.43.8.2.1.14.1.2 = STRING: "Samsung Electronics"</text:p>
      <text:p text:style-name="P39">SNMPv2-SMI::mib-2.43.8.2.1.14.1.3 = STRING: "Samsung Electronics"</text:p>
      <text:p text:style-name="P39">SNMPv2-SMI::mib-2.43.8.2.1.15.1.1 = STRING: "Samsung Internal Input Tray"</text:p>
      <text:p text:style-name="P39">SNMPv2-SMI::mib-2.43.8.2.1.15.1.2 = STRING: "Samsung External Media Handler"</text:p>
      <text:p text:style-name="P39">SNMPv2-SMI::mib-2.43.8.2.1.15.1.3 = STRING: "Samsung Internal Input Tray"</text:p>
      <text:p text:style-name="P39">SNMPv2-SMI::mib-2.43.8.2.1.16.1.1 = NULL</text:p>
      <text:p text:style-name="P39">SNMPv2-SMI::mib-2.43.8.2.1.16.1.2 = NULL</text:p>
      <text:p text:style-name="P39">SNMPv2-SMI::mib-2.43.8.2.1.16.1.3 = NULL</text:p>
      <text:p text:style-name="P39">SNMPv2-SMI::mib-2.43.8.2.1.17.1.1 = STRING: "0001"</text:p>
      <text:p text:style-name="P39">SNMPv2-SMI::mib-2.43.8.2.1.17.1.2 = STRING: "0001"</text:p>
      <text:p text:style-name="P39"><text:soft-page-break/>SNMPv2-SMI::mib-2.43.8.2.1.17.1.3 = STRING: "0001"</text:p>
      <text:p text:style-name="P39">SNMPv2-SMI::mib-2.43.8.2.1.18.1.1 = STRING: "Tray 1"</text:p>
      <text:p text:style-name="P39">SNMPv2-SMI::mib-2.43.8.2.1.18.1.2 = STRING: "MP Tray"</text:p>
      <text:p text:style-name="P39">SNMPv2-SMI::mib-2.43.8.2.1.18.1.3 = STRING: "Tray 2(optional)"</text:p>
      <text:p text:style-name="P39">SNMPv2-SMI::mib-2.43.8.2.1.19.1.1 = INTEGER: 5</text:p>
      <text:p text:style-name="P39">SNMPv2-SMI::mib-2.43.8.2.1.19.1.2 = INTEGER: 5</text:p>
      <text:p text:style-name="P39">SNMPv2-SMI::mib-2.43.8.2.1.19.1.3 = INTEGER: 5</text:p>
      <text:p text:style-name="P39">SNMPv2-SMI::mib-2.43.8.2.1.20.1.1 = INTEGER: 5772</text:p>
      <text:p text:style-name="P39">SNMPv2-SMI::mib-2.43.8.2.1.20.1.2 = INTEGER: 1110</text:p>
      <text:p text:style-name="P39">SNMPv2-SMI::mib-2.43.8.2.1.20.1.3 = INTEGER: 5772</text:p>
      <text:p text:style-name="P39">SNMPv2-SMI::mib-2.43.8.2.1.21.1.1 = STRING: "Plain"</text:p>
      <text:p text:style-name="P39">SNMPv2-SMI::mib-2.43.8.2.1.21.1.2 = STRING: "Plain"</text:p>
      <text:p text:style-name="P39">SNMPv2-SMI::mib-2.43.8.2.1.21.1.3 = STRING: "Plain"</text:p>
      <text:p text:style-name="P39">SNMPv2-SMI::mib-2.43.8.2.1.22.1.1 = ""</text:p>
      <text:p text:style-name="P39">SNMPv2-SMI::mib-2.43.8.2.1.22.1.2 = ""</text:p>
      <text:p text:style-name="P39">SNMPv2-SMI::mib-2.43.8.2.1.22.1.3 = ""</text:p>
      <text:p text:style-name="P39">SNMPv2-SMI::mib-2.43.8.2.1.23.1.1 = INTEGER: 1</text:p>
      <text:p text:style-name="P39">SNMPv2-SMI::mib-2.43.8.2.1.23.1.2 = INTEGER: 1</text:p>
      <text:p text:style-name="P39">SNMPv2-SMI::mib-2.43.8.2.1.23.1.3 = INTEGER: 1</text:p>
      <text:p text:style-name="P39">SNMPv2-SMI::mib-2.43.8.2.1.24.1.1 = INTEGER: -1</text:p>
      <text:p text:style-name="P39">SNMPv2-SMI::mib-2.43.8.2.1.24.1.2 = INTEGER: -1</text:p>
      <text:p text:style-name="P39">SNMPv2-SMI::mib-2.43.8.2.1.24.1.3 = INTEGER: -1</text:p>
      <text:p text:style-name="P39">SNMPv2-SMI::mib-2.43.8.2.1.25.1.1 = INTEGER: -3</text:p>
      <text:p text:style-name="P39">SNMPv2-SMI::mib-2.43.8.2.1.25.1.2 = INTEGER: -3</text:p>
      <text:p text:style-name="P39">SNMPv2-SMI::mib-2.43.8.2.1.25.1.3 = INTEGER: -3</text:p>
      <text:p text:style-name="P39">SNMPv2-SMI::mib-2.43.9.2.1.2.1.1 = INTEGER: 4</text:p>
      <text:p text:style-name="P39">SNMPv2-SMI::mib-2.43.9.2.1.3.1.1 = INTEGER: 8</text:p>
      <text:p text:style-name="P39">SNMPv2-SMI::mib-2.43.9.2.1.4.1.1 = INTEGER: 500</text:p>
      <text:p text:style-name="P39">SNMPv2-SMI::mib-2.43.9.2.1.5.1.1 = INTEGER: 500</text:p>
      <text:p text:style-name="P39">SNMPv2-SMI::mib-2.43.9.2.1.6.1.1 = INTEGER: 0</text:p>
      <text:p text:style-name="P39">SNMPv2-SMI::mib-2.43.9.2.1.7.1.1 = STRING: "Output Tray"</text:p>
      <text:p text:style-name="P39">SNMPv2-SMI::mib-2.43.9.2.1.8.1.1 = STRING: "Samsung Electronics"</text:p>
      <text:p text:style-name="P39">SNMPv2-SMI::mib-2.43.9.2.1.9.1.1 = STRING: "Samsung Electronics"</text:p>
      <text:p text:style-name="P39">SNMPv2-SMI::mib-2.43.9.2.1.10.1.1 = STRING: "v1.0"</text:p>
      <text:p text:style-name="P39">SNMPv2-SMI::mib-2.43.9.2.1.11.1.1 = STRING: "0000"</text:p>
      <text:p text:style-name="P39">SNMPv2-SMI::mib-2.43.9.2.1.12.1.1 = STRING: "Output Tray"</text:p>
      <text:p text:style-name="P39">SNMPv2-SMI::mib-2.43.9.2.1.13.1.1 = INTEGER: 5</text:p>
      <text:p text:style-name="P39">SNMPv2-SMI::mib-2.43.9.2.1.14.1.1 = INTEGER: 3</text:p>
      <text:p text:style-name="P39">SNMPv2-SMI::mib-2.43.9.2.1.15.1.1 = INTEGER: 140000</text:p>
      <text:p text:style-name="P39">SNMPv2-SMI::mib-2.43.9.2.1.16.1.1 = INTEGER: 85000</text:p>
      <text:p text:style-name="P39">SNMPv2-SMI::mib-2.43.9.2.1.17.1.1 = INTEGER: 0</text:p>
      <text:p text:style-name="P39">SNMPv2-SMI::mib-2.43.9.2.1.18.1.1 = INTEGER: 0</text:p>
      <text:p text:style-name="P39">SNMPv2-SMI::mib-2.43.9.2.1.19.1.1 = INTEGER: 3</text:p>
      <text:p text:style-name="P39">SNMPv2-SMI::mib-2.43.9.2.1.20.1.1 = INTEGER: 4</text:p>
      <text:p text:style-name="P39">SNMPv2-SMI::mib-2.43.9.2.1.21.1.1 = INTEGER: 5</text:p>
      <text:p text:style-name="P39">SNMPv2-SMI::mib-2.43.9.2.1.22.1.1 = INTEGER: 5</text:p>
      <text:p text:style-name="P39">SNMPv2-SMI::mib-2.43.9.2.1.23.1.1 = INTEGER: 5</text:p>
      <text:p text:style-name="P39">SNMPv2-SMI::mib-2.43.9.2.1.24.1.1 = INTEGER: 5</text:p>
      <text:p text:style-name="P39">SNMPv2-SMI::mib-2.43.10.2.1.2.1.1 = INTEGER: 4</text:p>
      <text:p text:style-name="P39">SNMPv2-SMI::mib-2.43.10.2.1.3.1.1 = INTEGER: 7</text:p>
      <text:p text:style-name="P39">SNMPv2-SMI::mib-2.43.10.2.1.4.1.1 = INTEGER: 42616</text:p>
      <text:p text:style-name="P39">SNMPv2-SMI::mib-2.43.10.2.1.5.1.1 = INTEGER: 12</text:p>
      <text:p text:style-name="P39">SNMPv2-SMI::mib-2.43.10.2.1.6.1.1 = INTEGER: 1</text:p>
      <text:p text:style-name="P39"><text:soft-page-break/>SNMPv2-SMI::mib-2.43.10.2.1.7.1.1 = INTEGER: 0</text:p>
      <text:p text:style-name="P39">SNMPv2-SMI::mib-2.43.10.2.1.8.1.1 = INTEGER: 3</text:p>
      <text:p text:style-name="P39">SNMPv2-SMI::mib-2.43.10.2.1.9.1.1 = INTEGER: 600</text:p>
      <text:p text:style-name="P39">SNMPv2-SMI::mib-2.43.10.2.1.10.1.1 = INTEGER: 600</text:p>
      <text:p text:style-name="P39">SNMPv2-SMI::mib-2.43.10.2.1.11.1.1 = INTEGER: -2</text:p>
      <text:p text:style-name="P39">SNMPv2-SMI::mib-2.43.10.2.1.12.1.1 = INTEGER: -2</text:p>
      <text:p text:style-name="P39">SNMPv2-SMI::mib-2.43.10.2.1.13.1.1 = INTEGER: -2</text:p>
      <text:p text:style-name="P39">SNMPv2-SMI::mib-2.43.10.2.1.14.1.1 = INTEGER: -2</text:p>
      <text:p text:style-name="P39">SNMPv2-SMI::mib-2.43.10.2.1.15.1.1 = INTEGER: 0</text:p>
      <text:p text:style-name="P39">SNMPv2-SMI::mib-2.43.11.1.1.2.1.1 = INTEGER: 1</text:p>
      <text:p text:style-name="P39">SNMPv2-SMI::mib-2.43.11.1.1.2.1.2 = INTEGER: 1</text:p>
      <text:p text:style-name="P39">SNMPv2-SMI::mib-2.43.11.1.1.2.1.3 = INTEGER: 1</text:p>
      <text:p text:style-name="P39">SNMPv2-SMI::mib-2.43.11.1.1.2.1.4 = INTEGER: 1</text:p>
      <text:p text:style-name="P39">SNMPv2-SMI::mib-2.43.11.1.1.2.1.5 = INTEGER: 1</text:p>
      <text:p text:style-name="P39">SNMPv2-SMI::mib-2.43.11.1.1.2.1.6 = INTEGER: 1</text:p>
      <text:p text:style-name="P39">SNMPv2-SMI::mib-2.43.11.1.1.2.1.7 = INTEGER: 1</text:p>
      <text:p text:style-name="P39">SNMPv2-SMI::mib-2.43.11.1.1.2.1.8 = INTEGER: 1</text:p>
      <text:p text:style-name="P39">SNMPv2-SMI::mib-2.43.11.1.1.2.1.9 = INTEGER: 1</text:p>
      <text:p text:style-name="P39">SNMPv2-SMI::mib-2.43.11.1.1.3.1.1 = INTEGER: 1</text:p>
      <text:p text:style-name="P39">SNMPv2-SMI::mib-2.43.11.1.1.3.1.2 = INTEGER: 1</text:p>
      <text:p text:style-name="P39">SNMPv2-SMI::mib-2.43.11.1.1.3.1.3 = INTEGER: 0</text:p>
      <text:p text:style-name="P39">SNMPv2-SMI::mib-2.43.11.1.1.3.1.4 = INTEGER: 0</text:p>
      <text:p text:style-name="P39">SNMPv2-SMI::mib-2.43.11.1.1.3.1.5 = INTEGER: 0</text:p>
      <text:p text:style-name="P39">SNMPv2-SMI::mib-2.43.11.1.1.3.1.6 = INTEGER: 0</text:p>
      <text:p text:style-name="P39">SNMPv2-SMI::mib-2.43.11.1.1.3.1.7 = INTEGER: 0</text:p>
      <text:p text:style-name="P39">SNMPv2-SMI::mib-2.43.11.1.1.3.1.8 = INTEGER: 0</text:p>
      <text:p text:style-name="P39">SNMPv2-SMI::mib-2.43.11.1.1.3.1.9 = INTEGER: 0</text:p>
      <text:p text:style-name="P39">SNMPv2-SMI::mib-2.43.11.1.1.4.1.1 = INTEGER: 3</text:p>
      <text:p text:style-name="P39">SNMPv2-SMI::mib-2.43.11.1.1.4.1.2 = INTEGER: 3</text:p>
      <text:p text:style-name="P39">SNMPv2-SMI::mib-2.43.11.1.1.4.1.3 = INTEGER: 3</text:p>
      <text:p text:style-name="P39">SNMPv2-SMI::mib-2.43.11.1.1.4.1.4 = INTEGER: 3</text:p>
      <text:p text:style-name="P39">SNMPv2-SMI::mib-2.43.11.1.1.4.1.5 = INTEGER: 3</text:p>
      <text:p text:style-name="P39">SNMPv2-SMI::mib-2.43.11.1.1.4.1.6 = INTEGER: 3</text:p>
      <text:p text:style-name="P39">SNMPv2-SMI::mib-2.43.11.1.1.4.1.7 = INTEGER: 3</text:p>
      <text:p text:style-name="P39">SNMPv2-SMI::mib-2.43.11.1.1.4.1.8 = INTEGER: 3</text:p>
      <text:p text:style-name="P39">SNMPv2-SMI::mib-2.43.11.1.1.4.1.9 = INTEGER: 3</text:p>
      <text:p text:style-name="P39">SNMPv2-SMI::mib-2.43.11.1.1.5.1.1 = INTEGER: 3</text:p>
      <text:p text:style-name="P39">SNMPv2-SMI::mib-2.43.11.1.1.5.1.2 = INTEGER: 10</text:p>
      <text:p text:style-name="P39">SNMPv2-SMI::mib-2.43.11.1.1.5.1.3 = INTEGER: 15</text:p>
      <text:p text:style-name="P39">SNMPv2-SMI::mib-2.43.11.1.1.5.1.4 = INTEGER: 1</text:p>
      <text:p text:style-name="P39">SNMPv2-SMI::mib-2.43.11.1.1.5.1.5 = INTEGER: 1</text:p>
      <text:p text:style-name="P39">SNMPv2-SMI::mib-2.43.11.1.1.5.1.6 = INTEGER: 1</text:p>
      <text:p text:style-name="P39">SNMPv2-SMI::mib-2.43.11.1.1.5.1.7 = INTEGER: 1</text:p>
      <text:p text:style-name="P39">SNMPv2-SMI::mib-2.43.11.1.1.5.1.8 = INTEGER: 1</text:p>
      <text:p text:style-name="P39">SNMPv2-SMI::mib-2.43.11.1.1.5.1.9 = INTEGER: 1</text:p>
      <text:p text:style-name="P39">SNMPv2-SMI::mib-2.43.11.1.1.6.1.1 = STRING: "Black Toner Cartridge S/N:CRUM-16022906323"</text:p>
      <text:p text:style-name="P39">SNMPv2-SMI::mib-2.43.11.1.1.6.1.2 = STRING: "Black Drum Cartridge S/N:CRUM-14042903940"</text:p>
      <text:p text:style-name="P39">SNMPv2-SMI::mib-2.43.11.1.1.6.1.3 = STRING: "Fuser "</text:p>
      <text:p text:style-name="P39">SNMPv2-SMI::mib-2.43.11.1.1.6.1.4 = STRING: "Transfer Roller "</text:p>
      <text:p text:style-name="P39">SNMPv2-SMI::mib-2.43.11.1.1.6.1.5 = STRING: "MP Roller "</text:p>
      <text:p text:style-name="P39">SNMPv2-SMI::mib-2.43.11.1.1.6.1.6 = STRING: "Tray 1 Roller "</text:p>
      <text:p text:style-name="P39"><text:soft-page-break/>SNMPv2-SMI::mib-2.43.11.1.1.6.1.7 = STRING: "Tray 2 Roller "</text:p>
      <text:p text:style-name="P39">SNMPv2-SMI::mib-2.43.11.1.1.6.1.8 = STRING: "ADF Roller "</text:p>
      <text:p text:style-name="P39">SNMPv2-SMI::mib-2.43.11.1.1.6.1.9 = STRING: "ADF Rubber Pad "</text:p>
      <text:p text:style-name="P39">SNMPv2-SMI::mib-2.43.11.1.1.7.1.1 = INTEGER: 7</text:p>
      <text:p text:style-name="P39">SNMPv2-SMI::mib-2.43.11.1.1.7.1.2 = INTEGER: 7</text:p>
      <text:p text:style-name="P39">SNMPv2-SMI::mib-2.43.11.1.1.7.1.3 = INTEGER: 7</text:p>
      <text:p text:style-name="P39">SNMPv2-SMI::mib-2.43.11.1.1.7.1.4 = INTEGER: 7</text:p>
      <text:p text:style-name="P39">SNMPv2-SMI::mib-2.43.11.1.1.7.1.5 = INTEGER: 7</text:p>
      <text:p text:style-name="P39">SNMPv2-SMI::mib-2.43.11.1.1.7.1.6 = INTEGER: 7</text:p>
      <text:p text:style-name="P39">SNMPv2-SMI::mib-2.43.11.1.1.7.1.7 = INTEGER: 7</text:p>
      <text:p text:style-name="P39">SNMPv2-SMI::mib-2.43.11.1.1.7.1.8 = INTEGER: 7</text:p>
      <text:p text:style-name="P39">SNMPv2-SMI::mib-2.43.11.1.1.7.1.9 = INTEGER: 7</text:p>
      <text:p text:style-name="P39">SNMPv2-SMI::mib-2.43.11.1.1.8.1.1 = INTEGER: 25000</text:p>
      <text:p text:style-name="P39">SNMPv2-SMI::mib-2.43.11.1.1.8.1.2 = INTEGER: 80000</text:p>
      <text:p text:style-name="P39">SNMPv2-SMI::mib-2.43.11.1.1.8.1.3 = INTEGER: 250000</text:p>
      <text:p text:style-name="P39">SNMPv2-SMI::mib-2.43.11.1.1.8.1.4 = INTEGER: 125000</text:p>
      <text:p text:style-name="P39">SNMPv2-SMI::mib-2.43.11.1.1.8.1.5 = INTEGER: 50000</text:p>
      <text:p text:style-name="P39">SNMPv2-SMI::mib-2.43.11.1.1.8.1.6 = INTEGER: 250000</text:p>
      <text:p text:style-name="P39">SNMPv2-SMI::mib-2.43.11.1.1.8.1.7 = INTEGER: 250000</text:p>
      <text:p text:style-name="P39">SNMPv2-SMI::mib-2.43.11.1.1.8.1.8 = INTEGER: 200000</text:p>
      <text:p text:style-name="P39">SNMPv2-SMI::mib-2.43.11.1.1.8.1.9 = INTEGER: 50000</text:p>
      <text:p text:style-name="P39">SNMPv2-SMI::mib-2.43.11.1.1.9.1.1 = INTEGER: 22000</text:p>
      <text:p text:style-name="P39">SNMPv2-SMI::mib-2.43.11.1.1.9.1.2 = INTEGER: 37600</text:p>
      <text:p text:style-name="P39">SNMPv2-SMI::mib-2.43.11.1.1.9.1.3 = INTEGER: 207384</text:p>
      <text:p text:style-name="P39">SNMPv2-SMI::mib-2.43.11.1.1.9.1.4 = INTEGER: 82384</text:p>
      <text:p text:style-name="P39">SNMPv2-SMI::mib-2.43.11.1.1.9.1.5 = INTEGER: 49987</text:p>
      <text:p text:style-name="P39">SNMPv2-SMI::mib-2.43.11.1.1.9.1.6 = INTEGER: 215982</text:p>
      <text:p text:style-name="P39">SNMPv2-SMI::mib-2.43.11.1.1.9.1.7 = INTEGER: 248480</text:p>
      <text:p text:style-name="P39">SNMPv2-SMI::mib-2.43.11.1.1.9.1.8 = INTEGER: 199657</text:p>
      <text:p text:style-name="P39">SNMPv2-SMI::mib-2.43.11.1.1.9.1.9 = INTEGER: 49656</text:p>
      <text:p text:style-name="P39">SNMPv2-SMI::mib-2.43.12.1.1.2.1.1 = INTEGER: 1</text:p>
      <text:p text:style-name="P39">SNMPv2-SMI::mib-2.43.12.1.1.3.1.1 = INTEGER: 3</text:p>
      <text:p text:style-name="P39">SNMPv2-SMI::mib-2.43.12.1.1.4.1.1 = STRING: "Black"</text:p>
      <text:p text:style-name="P39">SNMPv2-SMI::mib-2.43.12.1.1.5.1.1 = INTEGER: 2</text:p>
      <text:p text:style-name="P39">SNMPv2-SMI::mib-2.43.13.4.1.2.1.1 = INTEGER: 7</text:p>
      <text:p text:style-name="P39">SNMPv2-SMI::mib-2.43.13.4.1.2.1.2 = INTEGER: 7</text:p>
      <text:p text:style-name="P39">SNMPv2-SMI::mib-2.43.13.4.1.2.1.3 = INTEGER: 7</text:p>
      <text:p text:style-name="P39">SNMPv2-SMI::mib-2.43.13.4.1.3.1.1 = INTEGER: 3</text:p>
      <text:p text:style-name="P39">SNMPv2-SMI::mib-2.43.13.4.1.3.1.2 = INTEGER: 3</text:p>
      <text:p text:style-name="P39">SNMPv2-SMI::mib-2.43.13.4.1.3.1.3 = INTEGER: 3</text:p>
      <text:p text:style-name="P39">SNMPv2-SMI::mib-2.43.13.4.1.4.1.1 = INTEGER: 3300</text:p>
      <text:p text:style-name="P39">SNMPv2-SMI::mib-2.43.13.4.1.4.1.2 = INTEGER: 2970</text:p>
      <text:p text:style-name="P39">SNMPv2-SMI::mib-2.43.13.4.1.4.1.3 = INTEGER: 2970</text:p>
      <text:p text:style-name="P39">SNMPv2-SMI::mib-2.43.13.4.1.5.1.1 = INTEGER: 140000</text:p>
      <text:p text:style-name="P39">SNMPv2-SMI::mib-2.43.13.4.1.5.1.2 = INTEGER: 140000</text:p>
      <text:p text:style-name="P39">SNMPv2-SMI::mib-2.43.13.4.1.5.1.3 = INTEGER: 140000</text:p>
      <text:p text:style-name="P39">SNMPv2-SMI::mib-2.43.13.4.1.6.1.1 = INTEGER: 85000</text:p>
      <text:p text:style-name="P39">SNMPv2-SMI::mib-2.43.13.4.1.6.1.2 = INTEGER: 85000</text:p>
      <text:p text:style-name="P39">SNMPv2-SMI::mib-2.43.13.4.1.6.1.3 = INTEGER: 85000</text:p>
      <text:p text:style-name="P39">SNMPv2-SMI::mib-2.43.13.4.1.7.1.1 = INTEGER: 60000</text:p>
      <text:p text:style-name="P39">SNMPv2-SMI::mib-2.43.13.4.1.7.1.2 = INTEGER: 60000</text:p>
      <text:p text:style-name="P39">SNMPv2-SMI::mib-2.43.13.4.1.7.1.3 = INTEGER: 60000</text:p>
      <text:p text:style-name="P39">SNMPv2-SMI::mib-2.43.13.4.1.8.1.1 = INTEGER: 40000</text:p>
      <text:p text:style-name="P39"><text:soft-page-break/>SNMPv2-SMI::mib-2.43.13.4.1.8.1.2 = INTEGER: 40000</text:p>
      <text:p text:style-name="P39">SNMPv2-SMI::mib-2.43.13.4.1.8.1.3 = INTEGER: 40000</text:p>
      <text:p text:style-name="P39">SNMPv2-SMI::mib-2.43.13.4.1.9.1.1 = INTEGER: 5</text:p>
      <text:p text:style-name="P39">SNMPv2-SMI::mib-2.43.13.4.1.9.1.2 = INTEGER: 3</text:p>
      <text:p text:style-name="P39">SNMPv2-SMI::mib-2.43.13.4.1.9.1.3 = INTEGER: 4</text:p>
      <text:p text:style-name="P39">SNMPv2-SMI::mib-2.43.13.4.1.10.1.1 = STRING: "1-sided paper path"</text:p>
      <text:p text:style-name="P39">SNMPv2-SMI::mib-2.43.13.4.1.10.1.2 = STRING: "2-sided, long edge feed, paper path"</text:p>
      <text:p text:style-name="P39">SNMPv2-SMI::mib-2.43.13.4.1.10.1.3 = STRING: "2-sided, short edge feed, paper path"</text:p>
      <text:p text:style-name="P39">SNMPv2-SMI::mib-2.43.13.4.1.11.1.1 = INTEGER: 0</text:p>
      <text:p text:style-name="P39">SNMPv2-SMI::mib-2.43.13.4.1.11.1.2 = INTEGER: 0</text:p>
      <text:p text:style-name="P39">SNMPv2-SMI::mib-2.43.13.4.1.11.1.3 = INTEGER: 0</text:p>
      <text:p text:style-name="P39">SNMPv2-SMI::mib-2.43.14.1.1.2.1.1 = INTEGER: 34</text:p>
      <text:p text:style-name="P39">SNMPv2-SMI::mib-2.43.14.1.1.2.1.2 = INTEGER: 5</text:p>
      <text:p text:style-name="P39">SNMPv2-SMI::mib-2.43.14.1.1.2.1.3 = INTEGER: 7</text:p>
      <text:p text:style-name="P39">SNMPv2-SMI::mib-2.43.14.1.1.2.1.4 = INTEGER: 8</text:p>
      <text:p text:style-name="P39">SNMPv2-SMI::mib-2.43.14.1.1.2.1.5 = INTEGER: 38</text:p>
      <text:p text:style-name="P39">SNMPv2-SMI::mib-2.43.14.1.1.2.1.6 = INTEGER: 44</text:p>
      <text:p text:style-name="P39">SNMPv2-SMI::mib-2.43.14.1.1.2.1.7 = INTEGER: 1</text:p>
      <text:p text:style-name="P39">SNMPv2-SMI::mib-2.43.14.1.1.3.1.1 = STRING: "Direct-connect Universal Serial Bus(USB) port printing,480MBps"</text:p>
      <text:p text:style-name="P39">SNMPv2-SMI::mib-2.43.14.1.1.3.1.2 = STRING: "Direct-connect Parallel port printing, IEEE 1284"</text:p>
      <text:p text:style-name="P39">SNMPv2-SMI::mib-2.43.14.1.1.3.1.3 = STRING: "AppleTalk Printer Access Protocol (PAP)"</text:p>
      <text:p text:style-name="P39">SNMPv2-SMI::mib-2.43.14.1.1.3.1.4 = STRING: "Line Printer Daemon(LPR/LPD) Protocol"</text:p>
      <text:p text:style-name="P39">SNMPv2-SMI::mib-2.43.14.1.1.3.1.5 = STRING: "Standard TCP/IP Printing"</text:p>
      <text:p text:style-name="P39">SNMPv2-SMI::mib-2.43.14.1.1.3.1.6 = STRING: "Internet Printing Protocol(IPP)/1.1"</text:p>
      <text:p text:style-name="P39">SNMPv2-SMI::mib-2.43.14.1.1.3.1.7 = STRING: "Samsung Printing Protocol(port 2000)"</text:p>
      <text:p text:style-name="P39">SNMPv2-SMI::mib-2.43.14.1.1.4.1.1 = INTEGER: 1</text:p>
      <text:p text:style-name="P39">SNMPv2-SMI::mib-2.43.14.1.1.4.1.2 = INTEGER: 1</text:p>
      <text:p text:style-name="P39">SNMPv2-SMI::mib-2.43.14.1.1.4.1.3 = INTEGER: 1</text:p>
      <text:p text:style-name="P39">SNMPv2-SMI::mib-2.43.14.1.1.4.1.4 = INTEGER: 1</text:p>
      <text:p text:style-name="P39">SNMPv2-SMI::mib-2.43.14.1.1.4.1.5 = INTEGER: 1</text:p>
      <text:p text:style-name="P39">SNMPv2-SMI::mib-2.43.14.1.1.4.1.6 = INTEGER: 1</text:p>
      <text:p text:style-name="P39">SNMPv2-SMI::mib-2.43.14.1.1.4.1.7 = INTEGER: 1</text:p>
      <text:p text:style-name="P39">SNMPv2-SMI::mib-2.43.14.1.1.5.1.1 = INTEGER: 1</text:p>
      <text:p text:style-name="P39">SNMPv2-SMI::mib-2.43.14.1.1.5.1.2 = INTEGER: 1</text:p>
      <text:p text:style-name="P39">SNMPv2-SMI::mib-2.43.14.1.1.5.1.3 = INTEGER: 1</text:p>
      <text:p text:style-name="P39">SNMPv2-SMI::mib-2.43.14.1.1.5.1.4 = INTEGER: 1</text:p>
      <text:p text:style-name="P39">SNMPv2-SMI::mib-2.43.14.1.1.5.1.5 = INTEGER: 1</text:p>
      <text:p text:style-name="P39">SNMPv2-SMI::mib-2.43.14.1.1.5.1.6 = INTEGER: 1</text:p>
      <text:p text:style-name="P39">SNMPv2-SMI::mib-2.43.14.1.1.5.1.7 = INTEGER: 1</text:p>
      <text:p text:style-name="P39">SNMPv2-SMI::mib-2.43.14.1.1.6.1.1 = INTEGER: 3</text:p>
      <text:p text:style-name="P39">SNMPv2-SMI::mib-2.43.14.1.1.6.1.2 = INTEGER: 3</text:p>
      <text:p text:style-name="P39">SNMPv2-SMI::mib-2.43.14.1.1.6.1.3 = INTEGER: 3</text:p>
      <text:p text:style-name="P39">SNMPv2-SMI::mib-2.43.14.1.1.6.1.4 = INTEGER: 3</text:p>
      <text:p text:style-name="P39">SNMPv2-SMI::mib-2.43.14.1.1.6.1.5 = INTEGER: 3</text:p>
      <text:p text:style-name="P39">SNMPv2-SMI::mib-2.43.14.1.1.6.1.6 = INTEGER: 3</text:p>
      <text:p text:style-name="P39"><text:soft-page-break/>SNMPv2-SMI::mib-2.43.14.1.1.6.1.7 = INTEGER: 3</text:p>
      <text:p text:style-name="P39">SNMPv2-SMI::mib-2.43.14.1.1.7.1.1 = INTEGER: 1</text:p>
      <text:p text:style-name="P39">SNMPv2-SMI::mib-2.43.14.1.1.7.1.2 = INTEGER: 1</text:p>
      <text:p text:style-name="P39">SNMPv2-SMI::mib-2.43.14.1.1.7.1.3 = INTEGER: 1</text:p>
      <text:p text:style-name="P39">SNMPv2-SMI::mib-2.43.14.1.1.7.1.4 = INTEGER: 1</text:p>
      <text:p text:style-name="P39">SNMPv2-SMI::mib-2.43.14.1.1.7.1.5 = INTEGER: 1</text:p>
      <text:p text:style-name="P39">SNMPv2-SMI::mib-2.43.14.1.1.7.1.6 = INTEGER: 1</text:p>
      <text:p text:style-name="P39">SNMPv2-SMI::mib-2.43.14.1.1.7.1.7 = INTEGER: 1</text:p>
      <text:p text:style-name="P39">SNMPv2-SMI::mib-2.43.14.1.1.8.1.1 = INTEGER: 0</text:p>
      <text:p text:style-name="P39">SNMPv2-SMI::mib-2.43.14.1.1.8.1.2 = INTEGER: 0</text:p>
      <text:p text:style-name="P39">SNMPv2-SMI::mib-2.43.14.1.1.8.1.3 = INTEGER: 0</text:p>
      <text:p text:style-name="P39">SNMPv2-SMI::mib-2.43.14.1.1.8.1.4 = INTEGER: 0</text:p>
      <text:p text:style-name="P39">SNMPv2-SMI::mib-2.43.14.1.1.8.1.5 = INTEGER: 0</text:p>
      <text:p text:style-name="P39">SNMPv2-SMI::mib-2.43.14.1.1.8.1.6 = INTEGER: 0</text:p>
      <text:p text:style-name="P39">SNMPv2-SMI::mib-2.43.14.1.1.8.1.7 = INTEGER: 0</text:p>
      <text:p text:style-name="P39">SNMPv2-SMI::mib-2.43.14.1.1.9.1.1 = ""</text:p>
      <text:p text:style-name="P39">SNMPv2-SMI::mib-2.43.14.1.1.9.1.2 = ""</text:p>
      <text:p text:style-name="P39">SNMPv2-SMI::mib-2.43.14.1.1.9.1.3 = STRING: "Not supported"</text:p>
      <text:p text:style-name="P39">SNMPv2-SMI::mib-2.43.14.1.1.9.1.4 = STRING: "Not supported"</text:p>
      <text:p text:style-name="P39">SNMPv2-SMI::mib-2.43.14.1.1.9.1.5 = STRING: "Not supported"</text:p>
      <text:p text:style-name="P39">SNMPv2-SMI::mib-2.43.14.1.1.9.1.6 = STRING: "Not supported"</text:p>
      <text:p text:style-name="P39">SNMPv2-SMI::mib-2.43.14.1.1.9.1.7 = STRING: "Not supported"</text:p>
      <text:p text:style-name="P39">SNMPv2-SMI::mib-2.43.15.1.1.2.1.1 = INTEGER: 3</text:p>
      <text:p text:style-name="P39">SNMPv2-SMI::mib-2.43.15.1.1.2.1.2 = INTEGER: 47</text:p>
      <text:p text:style-name="P39">SNMPv2-SMI::mib-2.43.15.1.1.2.1.3 = INTEGER: 6</text:p>
      <text:p text:style-name="P39">SNMPv2-SMI::mib-2.43.15.1.1.2.1.4 = INTEGER: 54</text:p>
      <text:p text:style-name="P39">SNMPv2-SMI::mib-2.43.15.1.1.2.1.5 = INTEGER: 40</text:p>
      <text:p text:style-name="P39">SNMPv2-SMI::mib-2.43.15.1.1.2.1.6 = INTEGER: 18</text:p>
      <text:p text:style-name="P39">SNMPv2-SMI::mib-2.43.15.1.1.3.1.1 = STRING: "5E"</text:p>
      <text:p text:style-name="P39">SNMPv2-SMI::mib-2.43.15.1.1.3.1.2 = STRING: "6"</text:p>
      <text:p text:style-name="P39">SNMPv2-SMI::mib-2.43.15.1.1.3.1.3 = STRING: "3"</text:p>
      <text:p text:style-name="P39">SNMPv2-SMI::mib-2.43.15.1.1.3.1.4 = STRING: "1.0"</text:p>
      <text:p text:style-name="P39">SNMPv2-SMI::mib-2.43.15.1.1.3.1.5 = STRING: "1.0"</text:p>
      <text:p text:style-name="P39">SNMPv2-SMI::mib-2.43.15.1.1.3.1.6 = STRING: "1.0"</text:p>
      <text:p text:style-name="P39">SNMPv2-SMI::mib-2.43.15.1.1.4.1.1 = STRING: "6.01.01.05"</text:p>
      <text:p text:style-name="P39">SNMPv2-SMI::mib-2.43.15.1.1.4.1.2 = STRING: "5.97.02"</text:p>
      <text:p text:style-name="P39">SNMPv2-SMI::mib-2.43.15.1.1.4.1.3 = ""</text:p>
      <text:p text:style-name="P39">SNMPv2-SMI::mib-2.43.15.1.1.4.1.4 = STRING: "V1.00.86"</text:p>
      <text:p text:style-name="P39">SNMPv2-SMI::mib-2.43.15.1.1.4.1.5 = STRING: "0.94.00"</text:p>
      <text:p text:style-name="P39">SNMPv2-SMI::mib-2.43.15.1.1.4.1.6 = ""</text:p>
      <text:p text:style-name="P39">SNMPv2-SMI::mib-2.43.15.1.1.5.1.1 = STRING: "Page Control Language (PCL), also handles simple text files"</text:p>
      <text:p text:style-name="P39">SNMPv2-SMI::mib-2.43.15.1.1.5.1.2 = STRING: "Page Control Language Enhanced (PCL XL)"</text:p>
      <text:p text:style-name="P39">SNMPv2-SMI::mib-2.43.15.1.1.5.1.3 = STRING: "PostScript Interpreter (PS)"</text:p>
      <text:p text:style-name="P39">SNMPv2-SMI::mib-2.43.15.1.1.5.1.4 = STRING: "Adobe Portable Document Format (PDF)"</text:p>
      <text:p text:style-name="P39">SNMPv2-SMI::mib-2.43.15.1.1.5.1.5 = STRING: "Tagged Image File Format (TIFF)"</text:p>
      <text:p text:style-name="P39">SNMPv2-SMI::mib-2.43.15.1.1.5.1.6 = STRING: "Auto Page Description Language interpreter"</text:p>
      <text:p text:style-name="P39">SNMPv2-SMI::mib-2.43.15.1.1.6.1.1 = ""</text:p>
      <text:p text:style-name="P39">SNMPv2-SMI::mib-2.43.15.1.1.6.1.2 = ""</text:p>
      <text:p text:style-name="P39">SNMPv2-SMI::mib-2.43.15.1.1.6.1.3 = ""</text:p>
      <text:p text:style-name="P39"><text:soft-page-break/>SNMPv2-SMI::mib-2.43.15.1.1.6.1.4 = ""</text:p>
      <text:p text:style-name="P39">SNMPv2-SMI::mib-2.43.15.1.1.6.1.5 = ""</text:p>
      <text:p text:style-name="P39">SNMPv2-SMI::mib-2.43.15.1.1.6.1.6 = ""</text:p>
      <text:p text:style-name="P39">SNMPv2-SMI::mib-2.43.15.1.1.7.1.1 = INTEGER: 3</text:p>
      <text:p text:style-name="P39">SNMPv2-SMI::mib-2.43.15.1.1.7.1.2 = INTEGER: 3</text:p>
      <text:p text:style-name="P39">SNMPv2-SMI::mib-2.43.15.1.1.7.1.3 = INTEGER: 3</text:p>
      <text:p text:style-name="P39">SNMPv2-SMI::mib-2.43.15.1.1.7.1.4 = INTEGER: 3</text:p>
      <text:p text:style-name="P39">SNMPv2-SMI::mib-2.43.15.1.1.7.1.5 = INTEGER: 3</text:p>
      <text:p text:style-name="P39">SNMPv2-SMI::mib-2.43.15.1.1.7.1.6 = INTEGER: 3</text:p>
      <text:p text:style-name="P39">SNMPv2-SMI::mib-2.43.15.1.1.8.1.1 = INTEGER: -1</text:p>
      <text:p text:style-name="P39">SNMPv2-SMI::mib-2.43.15.1.1.8.1.2 = INTEGER: 1200</text:p>
      <text:p text:style-name="P39">SNMPv2-SMI::mib-2.43.15.1.1.8.1.3 = INTEGER: 1200</text:p>
      <text:p text:style-name="P39">SNMPv2-SMI::mib-2.43.15.1.1.8.1.4 = INTEGER: -2</text:p>
      <text:p text:style-name="P39">SNMPv2-SMI::mib-2.43.15.1.1.8.1.5 = INTEGER: -2</text:p>
      <text:p text:style-name="P39">SNMPv2-SMI::mib-2.43.15.1.1.8.1.6 = INTEGER: -2</text:p>
      <text:p text:style-name="P39">SNMPv2-SMI::mib-2.43.15.1.1.9.1.1 = INTEGER: -1</text:p>
      <text:p text:style-name="P39">SNMPv2-SMI::mib-2.43.15.1.1.9.1.2 = INTEGER: 1200</text:p>
      <text:p text:style-name="P39">SNMPv2-SMI::mib-2.43.15.1.1.9.1.3 = INTEGER: 1200</text:p>
      <text:p text:style-name="P39">SNMPv2-SMI::mib-2.43.15.1.1.9.1.4 = INTEGER: -2</text:p>
      <text:p text:style-name="P39">SNMPv2-SMI::mib-2.43.15.1.1.9.1.5 = INTEGER: -2</text:p>
      <text:p text:style-name="P39">SNMPv2-SMI::mib-2.43.15.1.1.9.1.6 = INTEGER: -2</text:p>
      <text:p text:style-name="P39">SNMPv2-SMI::mib-2.43.15.1.1.10.1.1 = INTEGER: 2004</text:p>
      <text:p text:style-name="P39">SNMPv2-SMI::mib-2.43.15.1.1.10.1.2 = INTEGER: 2005</text:p>
      <text:p text:style-name="P39">SNMPv2-SMI::mib-2.43.15.1.1.10.1.3 = INTEGER: 2011</text:p>
      <text:p text:style-name="P39">SNMPv2-SMI::mib-2.43.15.1.1.10.1.4 = INTEGER: 1</text:p>
      <text:p text:style-name="P39">SNMPv2-SMI::mib-2.43.15.1.1.10.1.5 = INTEGER: 1</text:p>
      <text:p text:style-name="P39">SNMPv2-SMI::mib-2.43.15.1.1.10.1.6 = INTEGER: 1</text:p>
      <text:p text:style-name="P39">SNMPv2-SMI::mib-2.43.15.1.1.11.1.1 = INTEGER: 2</text:p>
      <text:p text:style-name="P39">SNMPv2-SMI::mib-2.43.15.1.1.11.1.2 = INTEGER: 2005</text:p>
      <text:p text:style-name="P39">SNMPv2-SMI::mib-2.43.15.1.1.11.1.3 = INTEGER: 2004</text:p>
      <text:p text:style-name="P39">SNMPv2-SMI::mib-2.43.15.1.1.11.1.4 = INTEGER: 1</text:p>
      <text:p text:style-name="P39">SNMPv2-SMI::mib-2.43.15.1.1.11.1.5 = INTEGER: 1</text:p>
      <text:p text:style-name="P39">SNMPv2-SMI::mib-2.43.15.1.1.11.1.6 = INTEGER: 1</text:p>
      <text:p text:style-name="P39">SNMPv2-SMI::mib-2.43.15.1.1.12.1.1 = INTEGER: 4</text:p>
      <text:p text:style-name="P39">SNMPv2-SMI::mib-2.43.15.1.1.12.1.2 = INTEGER: 3</text:p>
      <text:p text:style-name="P39">SNMPv2-SMI::mib-2.43.15.1.1.12.1.3 = INTEGER: 4</text:p>
      <text:p text:style-name="P39">SNMPv2-SMI::mib-2.43.15.1.1.12.1.4 = INTEGER: 4</text:p>
      <text:p text:style-name="P39">SNMPv2-SMI::mib-2.43.15.1.1.12.1.5 = INTEGER: 4</text:p>
      <text:p text:style-name="P39">SNMPv2-SMI::mib-2.43.15.1.1.12.1.6 = INTEGER: 4</text:p>
      <text:p text:style-name="P39">SNMPv2-SMI::mib-2.43.16.5.1.2.1.1 = STRING: "Listo"</text:p>
      <text:p text:style-name="P39">SNMPv2-SMI::mib-2.43.16.5.1.2.1.2 = STRING: "Poco papel en bandeja 2. Cargue papel."</text:p>
      <text:p text:style-name="P39">SNMPv2-SMI::mib-2.43.17.6.1.2.1.1 = INTEGER: 0</text:p>
      <text:p text:style-name="P39">SNMPv2-SMI::mib-2.43.17.6.1.3.1.1 = INTEGER: 0</text:p>
      <text:p text:style-name="P39">SNMPv2-SMI::mib-2.43.17.6.1.4.1.1 = INTEGER: 1</text:p>
      <text:p text:style-name="P39">SNMPv2-SMI::mib-2.43.17.6.1.5.1.1 = ""</text:p>
      <text:p text:style-name="P39">SNMPv2-SMI::mib-2.43.18.1.1.1.1.1 = INTEGER: 1</text:p>
      <text:p text:style-name="P39">SNMPv2-SMI::mib-2.43.18.1.1.2.1.1 = INTEGER: 4</text:p>
      <text:p text:style-name="P39">SNMPv2-SMI::mib-2.43.18.1.1.3.1.1 = INTEGER: 3</text:p>
      <text:p text:style-name="P39">SNMPv2-SMI::mib-2.43.18.1.1.4.1.1 = INTEGER: 8</text:p>
      <text:p text:style-name="P39">SNMPv2-SMI::mib-2.43.18.1.1.5.1.1 = INTEGER: 2</text:p>
      <text:p text:style-name="P39">SNMPv2-SMI::mib-2.43.18.1.1.6.1.1 = INTEGER: 21020</text:p>
      <text:p text:style-name="P39">SNMPv2-SMI::mib-2.43.18.1.1.7.1.1 = INTEGER: 12</text:p>
      <text:p text:style-name="P39"><text:soft-page-break/>SNMPv2-SMI::mib-2.43.18.1.1.8.1.1 = STRING: "The paper supply in Tray 2 is low. User intervention is required to add paper to Tray . Printing can continue, all other machine services(if installed) are unaffected."</text:p>
      <text:p text:style-name="P39">SNMPv2-SMI::mib-2.43.18.1.1.9.1.1 = Timeticks: (3575) 0:00:35.75</text:p>
      <text:p text:style-name="P39"/>
      <text:p text:style-name="P39"/>
      <text:p text:style-name="P39">root@Redes:/home/alumno# time snmpbulkwalk -v2c -c public 170.210.101.102 1.3.6.1.2.1.43 &gt; salida2.txt</text:p>
      <text:p text:style-name="P39"/>
      <text:p text:style-name="P39">real<text:tab/>0m0.134s</text:p>
      <text:p text:style-name="P39">user<text:tab/>0m0.028s</text:p>
      <text:p text:style-name="P39">sys<text:tab/>0m0.008s</text:p>
      <text:p text:style-name="P33"/>
      <text:p text:style-name="P39">SNMPv2-SMI::mib-2.43.5.1.1.1.1 = Counter32: 30</text:p>
      <text:p text:style-name="P39">SNMPv2-SMI::mib-2.43.5.1.1.2.1 = INTEGER: 3</text:p>
      <text:p text:style-name="P39">SNMPv2-SMI::mib-2.43.5.1.1.3.1 = INTEGER: 3</text:p>
      <text:p text:style-name="P39">SNMPv2-SMI::mib-2.43.5.1.1.4.1 = STRING: "Network Administrator"</text:p>
      <text:p text:style-name="P39">SNMPv2-SMI::mib-2.43.5.1.1.5.1 = STRING: "Samsung Electronics"</text:p>
      <text:p text:style-name="P39">SNMPv2-SMI::mib-2.43.5.1.1.6.1 = INTEGER: 1</text:p>
      <text:p text:style-name="P39">SNMPv2-SMI::mib-2.43.5.1.1.7.1 = INTEGER: 1</text:p>
      <text:p text:style-name="P39">SNMPv2-SMI::mib-2.43.5.1.1.8.1 = INTEGER: 1</text:p>
      <text:p text:style-name="P39">SNMPv2-SMI::mib-2.43.5.1.1.9.1 = INTEGER: 1</text:p>
      <text:p text:style-name="P39">SNMPv2-SMI::mib-2.43.5.1.1.10.1 = INTEGER: 3</text:p>
      <text:p text:style-name="P39">SNMPv2-SMI::mib-2.43.5.1.1.11.1 = INTEGER: 2</text:p>
      <text:p text:style-name="P39">SNMPv2-SMI::mib-2.43.5.1.1.12.1 = INTEGER: 256</text:p>
      <text:p text:style-name="P39">SNMPv2-SMI::mib-2.43.5.1.1.13.1 = INTEGER: 3</text:p>
      <text:p text:style-name="P39">SNMPv2-SMI::mib-2.43.5.1.1.14.1 = INTEGER: 4</text:p>
      <text:p text:style-name="P39">SNMPv2-SMI::mib-2.43.5.1.1.15.1 = INTEGER: 4</text:p>
      <text:p text:style-name="P39">SNMPv2-SMI::mib-2.43.5.1.1.16.1 = STRING: "409-Samsung"</text:p>
      <text:p text:style-name="P39">SNMPv2-SMI::mib-2.43.5.1.1.17.1 = STRING: "Z68LBJZF40000NA"</text:p>
      <text:p text:style-name="P39">SNMPv2-SMI::mib-2.43.5.1.1.18.1 = Counter32: 0</text:p>
      <text:p text:style-name="P39">SNMPv2-SMI::mib-2.43.5.1.1.19.1 = Counter32: 1</text:p>
      <text:p text:style-name="P39">SNMPv2-SMI::mib-2.43.5.2.1.2.1.1 = INTEGER: 0</text:p>
      <text:p text:style-name="P39">SNMPv2-SMI::mib-2.43.5.3.1.2.1.1 = INTEGER: 0</text:p>
      <text:p text:style-name="P39">SNMPv2-SMI::mib-2.43.6.1.1.2.1.1 = STRING: "The right hand side door"</text:p>
      <text:p text:style-name="P39">SNMPv2-SMI::mib-2.43.6.1.1.2.1.2 = STRING: "Tray2 right hand side door"</text:p>
      <text:p text:style-name="P39">SNMPv2-SMI::mib-2.43.6.1.1.3.1.1 = INTEGER: 4</text:p>
      <text:p text:style-name="P39">SNMPv2-SMI::mib-2.43.6.1.1.3.1.2 = INTEGER: 4</text:p>
      <text:p text:style-name="P39">SNMPv2-SMI::mib-2.43.7.1.1.2.1.1 = STRING: "en"</text:p>
      <text:p text:style-name="P39">SNMPv2-SMI::mib-2.43.7.1.1.2.1.2 = STRING: "fr"</text:p>
      <text:p text:style-name="P39">SNMPv2-SMI::mib-2.43.7.1.1.2.1.3 = STRING: "es"</text:p>
      <text:p text:style-name="P39">SNMPv2-SMI::mib-2.43.7.1.1.2.1.4 = STRING: "pt"</text:p>
      <text:p text:style-name="P39">SNMPv2-SMI::mib-2.43.7.1.1.2.1.5 = STRING: "de"</text:p>
      <text:p text:style-name="P39">SNMPv2-SMI::mib-2.43.7.1.1.2.1.6 = STRING: "it"</text:p>
      <text:p text:style-name="P39">SNMPv2-SMI::mib-2.43.7.1.1.2.1.7 = STRING: "nl"</text:p>
      <text:p text:style-name="P39">SNMPv2-SMI::mib-2.43.7.1.1.2.1.8 = STRING: "ru"</text:p>
      <text:p text:style-name="P39">SNMPv2-SMI::mib-2.43.7.1.1.2.1.9 = STRING: "no"</text:p>
      <text:p text:style-name="P39">SNMPv2-SMI::mib-2.43.7.1.1.2.1.10 = STRING: "pl"</text:p>
      <text:p text:style-name="P39">SNMPv2-SMI::mib-2.43.7.1.1.2.1.11 = STRING: "fi"</text:p>
      <text:p text:style-name="P39">SNMPv2-SMI::mib-2.43.7.1.1.2.1.12 = STRING: "hu"</text:p>
      <text:p text:style-name="P39">SNMPv2-SMI::mib-2.43.7.1.1.2.1.13 = STRING: "da"</text:p>
      <text:p text:style-name="P39">SNMPv2-SMI::mib-2.43.7.1.1.2.1.14 = STRING: "cs"</text:p>
      <text:p text:style-name="P39">SNMPv2-SMI::mib-2.43.7.1.1.2.1.15 = STRING: "sv"</text:p>
      <text:p text:style-name="P39"><text:soft-page-break/>SNMPv2-SMI::mib-2.43.7.1.1.2.1.16 = STRING: "pt"</text:p>
      <text:p text:style-name="P39">SNMPv2-SMI::mib-2.43.7.1.1.2.1.17 = STRING: "fr"</text:p>
      <text:p text:style-name="P39">SNMPv2-SMI::mib-2.43.7.1.1.2.1.18 = STRING: "zh"</text:p>
      <text:p text:style-name="P39">SNMPv2-SMI::mib-2.43.7.1.1.2.1.19 = STRING: "ko"</text:p>
      <text:p text:style-name="P39">SNMPv2-SMI::mib-2.43.7.1.1.2.1.20 = STRING: "ja"</text:p>
      <text:p text:style-name="P39">SNMPv2-SMI::mib-2.43.7.1.1.2.1.21 = STRING: "tr"</text:p>
      <text:p text:style-name="P39">SNMPv2-SMI::mib-2.43.7.1.1.3.1.1 = STRING: "US"</text:p>
      <text:p text:style-name="P39">SNMPv2-SMI::mib-2.43.7.1.1.3.1.2 = STRING: "FR"</text:p>
      <text:p text:style-name="P39">SNMPv2-SMI::mib-2.43.7.1.1.3.1.3 = STRING: "ES"</text:p>
      <text:p text:style-name="P39">SNMPv2-SMI::mib-2.43.7.1.1.3.1.4 = STRING: "PT"</text:p>
      <text:p text:style-name="P39">SNMPv2-SMI::mib-2.43.7.1.1.3.1.5 = STRING: "DE"</text:p>
      <text:p text:style-name="P39">SNMPv2-SMI::mib-2.43.7.1.1.3.1.6 = STRING: "IT"</text:p>
      <text:p text:style-name="P39">SNMPv2-SMI::mib-2.43.7.1.1.3.1.7 = STRING: "NL"</text:p>
      <text:p text:style-name="P39">SNMPv2-SMI::mib-2.43.7.1.1.3.1.8 = STRING: "RU"</text:p>
      <text:p text:style-name="P39">SNMPv2-SMI::mib-2.43.7.1.1.3.1.9 = STRING: "NO"</text:p>
      <text:p text:style-name="P39">SNMPv2-SMI::mib-2.43.7.1.1.3.1.10 = STRING: "PL"</text:p>
      <text:p text:style-name="P39">SNMPv2-SMI::mib-2.43.7.1.1.3.1.11 = STRING: "FI"</text:p>
      <text:p text:style-name="P39">SNMPv2-SMI::mib-2.43.7.1.1.3.1.12 = STRING: "HU"</text:p>
      <text:p text:style-name="P39">SNMPv2-SMI::mib-2.43.7.1.1.3.1.13 = STRING: "DK"</text:p>
      <text:p text:style-name="P39">SNMPv2-SMI::mib-2.43.7.1.1.3.1.14 = STRING: "CZ"</text:p>
      <text:p text:style-name="P39">SNMPv2-SMI::mib-2.43.7.1.1.3.1.15 = STRING: "SE"</text:p>
      <text:p text:style-name="P39">SNMPv2-SMI::mib-2.43.7.1.1.3.1.16 = STRING: "BR"</text:p>
      <text:p text:style-name="P39">SNMPv2-SMI::mib-2.43.7.1.1.3.1.17 = STRING: "CA"</text:p>
      <text:p text:style-name="P39">SNMPv2-SMI::mib-2.43.7.1.1.3.1.18 = STRING: "CN"</text:p>
      <text:p text:style-name="P39">SNMPv2-SMI::mib-2.43.7.1.1.3.1.19 = STRING: "KR"</text:p>
      <text:p text:style-name="P39">SNMPv2-SMI::mib-2.43.7.1.1.3.1.20 = STRING: "JP"</text:p>
      <text:p text:style-name="P39">SNMPv2-SMI::mib-2.43.7.1.1.3.1.21 = STRING: "TR"</text:p>
      <text:p text:style-name="P39">SNMPv2-SMI::mib-2.43.7.1.1.4.1.1 = INTEGER: 106</text:p>
      <text:p text:style-name="P39">SNMPv2-SMI::mib-2.43.7.1.1.4.1.2 = INTEGER: 106</text:p>
      <text:p text:style-name="P39">SNMPv2-SMI::mib-2.43.7.1.1.4.1.3 = INTEGER: 106</text:p>
      <text:p text:style-name="P39">SNMPv2-SMI::mib-2.43.7.1.1.4.1.4 = INTEGER: 106</text:p>
      <text:p text:style-name="P39">SNMPv2-SMI::mib-2.43.7.1.1.4.1.5 = INTEGER: 106</text:p>
      <text:p text:style-name="P39">SNMPv2-SMI::mib-2.43.7.1.1.4.1.6 = INTEGER: 106</text:p>
      <text:p text:style-name="P39">SNMPv2-SMI::mib-2.43.7.1.1.4.1.7 = INTEGER: 106</text:p>
      <text:p text:style-name="P39">SNMPv2-SMI::mib-2.43.7.1.1.4.1.8 = INTEGER: 106</text:p>
      <text:p text:style-name="P39">SNMPv2-SMI::mib-2.43.7.1.1.4.1.9 = INTEGER: 106</text:p>
      <text:p text:style-name="P39">SNMPv2-SMI::mib-2.43.7.1.1.4.1.10 = INTEGER: 106</text:p>
      <text:p text:style-name="P39">SNMPv2-SMI::mib-2.43.7.1.1.4.1.11 = INTEGER: 106</text:p>
      <text:p text:style-name="P39">SNMPv2-SMI::mib-2.43.7.1.1.4.1.12 = INTEGER: 106</text:p>
      <text:p text:style-name="P39">SNMPv2-SMI::mib-2.43.7.1.1.4.1.13 = INTEGER: 106</text:p>
      <text:p text:style-name="P39">SNMPv2-SMI::mib-2.43.7.1.1.4.1.14 = INTEGER: 106</text:p>
      <text:p text:style-name="P39">SNMPv2-SMI::mib-2.43.7.1.1.4.1.15 = INTEGER: 106</text:p>
      <text:p text:style-name="P39">SNMPv2-SMI::mib-2.43.7.1.1.4.1.16 = INTEGER: 106</text:p>
      <text:p text:style-name="P39">SNMPv2-SMI::mib-2.43.7.1.1.4.1.17 = INTEGER: 106</text:p>
      <text:p text:style-name="P39">SNMPv2-SMI::mib-2.43.7.1.1.4.1.18 = INTEGER: 106</text:p>
      <text:p text:style-name="P39">SNMPv2-SMI::mib-2.43.7.1.1.4.1.19 = INTEGER: 106</text:p>
      <text:p text:style-name="P39">SNMPv2-SMI::mib-2.43.7.1.1.4.1.20 = INTEGER: 106</text:p>
      <text:p text:style-name="P39">SNMPv2-SMI::mib-2.43.7.1.1.4.1.21 = INTEGER: 106</text:p>
      <text:p text:style-name="P39">SNMPv2-SMI::mib-2.43.8.2.1.2.1.1 = INTEGER: 4</text:p>
      <text:p text:style-name="P39">SNMPv2-SMI::mib-2.43.8.2.1.2.1.2 = INTEGER: 4</text:p>
      <text:p text:style-name="P39">SNMPv2-SMI::mib-2.43.8.2.1.2.1.3 = INTEGER: 3</text:p>
      <text:p text:style-name="P39">SNMPv2-SMI::mib-2.43.8.2.1.3.1.1 = INTEGER: 3</text:p>
      <text:p text:style-name="P39">SNMPv2-SMI::mib-2.43.8.2.1.3.1.2 = INTEGER: 3</text:p>
      <text:p text:style-name="P39"><text:soft-page-break/>SNMPv2-SMI::mib-2.43.8.2.1.3.1.3 = INTEGER: 3</text:p>
      <text:p text:style-name="P39">SNMPv2-SMI::mib-2.43.8.2.1.4.1.1 = INTEGER: 116900</text:p>
      <text:p text:style-name="P39">SNMPv2-SMI::mib-2.43.8.2.1.4.1.2 = INTEGER: 116900</text:p>
      <text:p text:style-name="P39">SNMPv2-SMI::mib-2.43.8.2.1.4.1.3 = INTEGER: 140000</text:p>
      <text:p text:style-name="P39">SNMPv2-SMI::mib-2.43.8.2.1.5.1.1 = INTEGER: 82700</text:p>
      <text:p text:style-name="P39">SNMPv2-SMI::mib-2.43.8.2.1.5.1.2 = INTEGER: 82700</text:p>
      <text:p text:style-name="P39">SNMPv2-SMI::mib-2.43.8.2.1.5.1.3 = INTEGER: 85000</text:p>
      <text:p text:style-name="P39">SNMPv2-SMI::mib-2.43.8.2.1.6.1.1 = INTEGER: 110000</text:p>
      <text:p text:style-name="P39">SNMPv2-SMI::mib-2.43.8.2.1.6.1.2 = INTEGER: 116900</text:p>
      <text:p text:style-name="P39">SNMPv2-SMI::mib-2.43.8.2.1.6.1.3 = INTEGER: 110000</text:p>
      <text:p text:style-name="P39">SNMPv2-SMI::mib-2.43.8.2.1.7.1.1 = INTEGER: 85000</text:p>
      <text:p text:style-name="P39">SNMPv2-SMI::mib-2.43.8.2.1.7.1.2 = INTEGER: 82700</text:p>
      <text:p text:style-name="P39">SNMPv2-SMI::mib-2.43.8.2.1.7.1.3 = INTEGER: 85000</text:p>
      <text:p text:style-name="P39">SNMPv2-SMI::mib-2.43.8.2.1.8.1.1 = INTEGER: 8</text:p>
      <text:p text:style-name="P39">SNMPv2-SMI::mib-2.43.8.2.1.8.1.2 = INTEGER: 8</text:p>
      <text:p text:style-name="P39">SNMPv2-SMI::mib-2.43.8.2.1.8.1.3 = INTEGER: 8</text:p>
      <text:p text:style-name="P39">SNMPv2-SMI::mib-2.43.8.2.1.9.1.1 = INTEGER: 520</text:p>
      <text:p text:style-name="P39">SNMPv2-SMI::mib-2.43.8.2.1.9.1.2 = INTEGER: 100</text:p>
      <text:p text:style-name="P39">SNMPv2-SMI::mib-2.43.8.2.1.9.1.3 = INTEGER: 520</text:p>
      <text:p text:style-name="P39">SNMPv2-SMI::mib-2.43.8.2.1.10.1.1 = INTEGER: -3</text:p>
      <text:p text:style-name="P39">SNMPv2-SMI::mib-2.43.8.2.1.10.1.2 = INTEGER: 0</text:p>
      <text:p text:style-name="P39">SNMPv2-SMI::mib-2.43.8.2.1.10.1.3 = INTEGER: -3</text:p>
      <text:p text:style-name="P39">SNMPv2-SMI::mib-2.43.8.2.1.11.1.1 = INTEGER: 0</text:p>
      <text:p text:style-name="P39">SNMPv2-SMI::mib-2.43.8.2.1.11.1.2 = INTEGER: 8</text:p>
      <text:p text:style-name="P39">SNMPv2-SMI::mib-2.43.8.2.1.11.1.3 = INTEGER: 0</text:p>
      <text:p text:style-name="P39">SNMPv2-SMI::mib-2.43.8.2.1.12.1.1 = STRING: "A4"</text:p>
      <text:p text:style-name="P39">SNMPv2-SMI::mib-2.43.8.2.1.12.1.2 = STRING: "A4"</text:p>
      <text:p text:style-name="P39">SNMPv2-SMI::mib-2.43.8.2.1.12.1.3 = STRING: "Legal"</text:p>
      <text:p text:style-name="P39">SNMPv2-SMI::mib-2.43.8.2.1.13.1.1 = STRING: "Tray 1"</text:p>
      <text:p text:style-name="P39">SNMPv2-SMI::mib-2.43.8.2.1.13.1.2 = STRING: "MP Tray"</text:p>
      <text:p text:style-name="P39">SNMPv2-SMI::mib-2.43.8.2.1.13.1.3 = STRING: "Tray 2(optional)"</text:p>
      <text:p text:style-name="P39">SNMPv2-SMI::mib-2.43.8.2.1.14.1.1 = STRING: "Samsung Electronics"</text:p>
      <text:p text:style-name="P39">SNMPv2-SMI::mib-2.43.8.2.1.14.1.2 = STRING: "Samsung Electronics"</text:p>
      <text:p text:style-name="P39">SNMPv2-SMI::mib-2.43.8.2.1.14.1.3 = STRING: "Samsung Electronics"</text:p>
      <text:p text:style-name="P39">SNMPv2-SMI::mib-2.43.8.2.1.15.1.1 = STRING: "Samsung Internal Input Tray"</text:p>
      <text:p text:style-name="P39">SNMPv2-SMI::mib-2.43.8.2.1.15.1.2 = STRING: "Samsung External Media Handler"</text:p>
      <text:p text:style-name="P39">SNMPv2-SMI::mib-2.43.8.2.1.15.1.3 = STRING: "Samsung Internal Input Tray"</text:p>
      <text:p text:style-name="P39">SNMPv2-SMI::mib-2.43.8.2.1.16.1.1 = NULL</text:p>
      <text:p text:style-name="P39">SNMPv2-SMI::mib-2.43.8.2.1.16.1.2 = NULL</text:p>
      <text:p text:style-name="P39">SNMPv2-SMI::mib-2.43.8.2.1.16.1.3 = NULL</text:p>
      <text:p text:style-name="P39">SNMPv2-SMI::mib-2.43.8.2.1.17.1.1 = STRING: "0001"</text:p>
      <text:p text:style-name="P39">SNMPv2-SMI::mib-2.43.8.2.1.17.1.2 = STRING: "0001"</text:p>
      <text:p text:style-name="P39">SNMPv2-SMI::mib-2.43.8.2.1.17.1.3 = STRING: "0001"</text:p>
      <text:p text:style-name="P39">SNMPv2-SMI::mib-2.43.8.2.1.18.1.1 = STRING: "Tray 1"</text:p>
      <text:p text:style-name="P39">SNMPv2-SMI::mib-2.43.8.2.1.18.1.2 = STRING: "MP Tray"</text:p>
      <text:p text:style-name="P39">SNMPv2-SMI::mib-2.43.8.2.1.18.1.3 = STRING: "Tray 2(optional)"</text:p>
      <text:p text:style-name="P39">SNMPv2-SMI::mib-2.43.8.2.1.19.1.1 = INTEGER: 5</text:p>
      <text:p text:style-name="P39">SNMPv2-SMI::mib-2.43.8.2.1.19.1.2 = INTEGER: 5</text:p>
      <text:p text:style-name="P39">SNMPv2-SMI::mib-2.43.8.2.1.19.1.3 = INTEGER: 5</text:p>
      <text:p text:style-name="P39">SNMPv2-SMI::mib-2.43.8.2.1.20.1.1 = INTEGER: 5772</text:p>
      <text:p text:style-name="P39">SNMPv2-SMI::mib-2.43.8.2.1.20.1.2 = INTEGER: 1110</text:p>
      <text:p text:style-name="P39">SNMPv2-SMI::mib-2.43.8.2.1.20.1.3 = INTEGER: 5772</text:p>
      <text:p text:style-name="P39">SNMPv2-SMI::mib-2.43.8.2.1.21.1.1 = STRING: "Plain"</text:p>
      <text:p text:style-name="P39"><text:soft-page-break/>SNMPv2-SMI::mib-2.43.8.2.1.21.1.2 = STRING: "Plain"</text:p>
      <text:p text:style-name="P39">SNMPv2-SMI::mib-2.43.8.2.1.21.1.3 = STRING: "Plain"</text:p>
      <text:p text:style-name="P39">SNMPv2-SMI::mib-2.43.8.2.1.22.1.1 = ""</text:p>
      <text:p text:style-name="P39">SNMPv2-SMI::mib-2.43.8.2.1.22.1.2 = ""</text:p>
      <text:p text:style-name="P39">SNMPv2-SMI::mib-2.43.8.2.1.22.1.3 = ""</text:p>
      <text:p text:style-name="P39">SNMPv2-SMI::mib-2.43.8.2.1.23.1.1 = INTEGER: 1</text:p>
      <text:p text:style-name="P39">SNMPv2-SMI::mib-2.43.8.2.1.23.1.2 = INTEGER: 1</text:p>
      <text:p text:style-name="P39">SNMPv2-SMI::mib-2.43.8.2.1.23.1.3 = INTEGER: 1</text:p>
      <text:p text:style-name="P39">SNMPv2-SMI::mib-2.43.8.2.1.24.1.1 = INTEGER: -1</text:p>
      <text:p text:style-name="P39">SNMPv2-SMI::mib-2.43.8.2.1.24.1.2 = INTEGER: -1</text:p>
      <text:p text:style-name="P39">SNMPv2-SMI::mib-2.43.8.2.1.24.1.3 = INTEGER: -1</text:p>
      <text:p text:style-name="P39">SNMPv2-SMI::mib-2.43.8.2.1.25.1.1 = INTEGER: -3</text:p>
      <text:p text:style-name="P39">SNMPv2-SMI::mib-2.43.8.2.1.25.1.2 = INTEGER: -3</text:p>
      <text:p text:style-name="P39">SNMPv2-SMI::mib-2.43.8.2.1.25.1.3 = INTEGER: -3</text:p>
      <text:p text:style-name="P39">SNMPv2-SMI::mib-2.43.9.2.1.2.1.1 = INTEGER: 4</text:p>
      <text:p text:style-name="P39">SNMPv2-SMI::mib-2.43.9.2.1.3.1.1 = INTEGER: 8</text:p>
      <text:p text:style-name="P39">SNMPv2-SMI::mib-2.43.9.2.1.4.1.1 = INTEGER: 500</text:p>
      <text:p text:style-name="P39">SNMPv2-SMI::mib-2.43.9.2.1.5.1.1 = INTEGER: 500</text:p>
      <text:p text:style-name="P39">SNMPv2-SMI::mib-2.43.9.2.1.6.1.1 = INTEGER: 0</text:p>
      <text:p text:style-name="P39">SNMPv2-SMI::mib-2.43.9.2.1.7.1.1 = STRING: "Output Tray"</text:p>
      <text:p text:style-name="P39">SNMPv2-SMI::mib-2.43.9.2.1.8.1.1 = STRING: "Samsung Electronics"</text:p>
      <text:p text:style-name="P39">SNMPv2-SMI::mib-2.43.9.2.1.9.1.1 = STRING: "Samsung Electronics"</text:p>
      <text:p text:style-name="P39">SNMPv2-SMI::mib-2.43.9.2.1.10.1.1 = STRING: "v1.0"</text:p>
      <text:p text:style-name="P39">SNMPv2-SMI::mib-2.43.9.2.1.11.1.1 = STRING: "0000"</text:p>
      <text:p text:style-name="P39">SNMPv2-SMI::mib-2.43.9.2.1.12.1.1 = STRING: "Output Tray"</text:p>
      <text:p text:style-name="P39">SNMPv2-SMI::mib-2.43.9.2.1.13.1.1 = INTEGER: 5</text:p>
      <text:p text:style-name="P39">SNMPv2-SMI::mib-2.43.9.2.1.14.1.1 = INTEGER: 3</text:p>
      <text:p text:style-name="P39">SNMPv2-SMI::mib-2.43.9.2.1.15.1.1 = INTEGER: 140000</text:p>
      <text:p text:style-name="P39">SNMPv2-SMI::mib-2.43.9.2.1.16.1.1 = INTEGER: 85000</text:p>
      <text:p text:style-name="P39">SNMPv2-SMI::mib-2.43.9.2.1.17.1.1 = INTEGER: 0</text:p>
      <text:p text:style-name="P39">SNMPv2-SMI::mib-2.43.9.2.1.18.1.1 = INTEGER: 0</text:p>
      <text:p text:style-name="P39">SNMPv2-SMI::mib-2.43.9.2.1.19.1.1 = INTEGER: 3</text:p>
      <text:p text:style-name="P39">SNMPv2-SMI::mib-2.43.9.2.1.20.1.1 = INTEGER: 4</text:p>
      <text:p text:style-name="P39">SNMPv2-SMI::mib-2.43.9.2.1.21.1.1 = INTEGER: 5</text:p>
      <text:p text:style-name="P39">SNMPv2-SMI::mib-2.43.9.2.1.22.1.1 = INTEGER: 5</text:p>
      <text:p text:style-name="P39">SNMPv2-SMI::mib-2.43.9.2.1.23.1.1 = INTEGER: 5</text:p>
      <text:p text:style-name="P39">SNMPv2-SMI::mib-2.43.9.2.1.24.1.1 = INTEGER: 5</text:p>
      <text:p text:style-name="P39">SNMPv2-SMI::mib-2.43.10.2.1.2.1.1 = INTEGER: 4</text:p>
      <text:p text:style-name="P39">SNMPv2-SMI::mib-2.43.10.2.1.3.1.1 = INTEGER: 7</text:p>
      <text:p text:style-name="P39">SNMPv2-SMI::mib-2.43.10.2.1.4.1.1 = INTEGER: 42616</text:p>
      <text:p text:style-name="P39">SNMPv2-SMI::mib-2.43.10.2.1.5.1.1 = INTEGER: 12</text:p>
      <text:p text:style-name="P39">SNMPv2-SMI::mib-2.43.10.2.1.6.1.1 = INTEGER: 1</text:p>
      <text:p text:style-name="P39">SNMPv2-SMI::mib-2.43.10.2.1.7.1.1 = INTEGER: 0</text:p>
      <text:p text:style-name="P39">SNMPv2-SMI::mib-2.43.10.2.1.8.1.1 = INTEGER: 3</text:p>
      <text:p text:style-name="P39">SNMPv2-SMI::mib-2.43.10.2.1.9.1.1 = INTEGER: 600</text:p>
      <text:p text:style-name="P39">SNMPv2-SMI::mib-2.43.10.2.1.10.1.1 = INTEGER: 600</text:p>
      <text:p text:style-name="P39">SNMPv2-SMI::mib-2.43.10.2.1.11.1.1 = INTEGER: -2</text:p>
      <text:p text:style-name="P39">SNMPv2-SMI::mib-2.43.10.2.1.12.1.1 = INTEGER: -2</text:p>
      <text:p text:style-name="P39">SNMPv2-SMI::mib-2.43.10.2.1.13.1.1 = INTEGER: -2</text:p>
      <text:p text:style-name="P39">SNMPv2-SMI::mib-2.43.10.2.1.14.1.1 = INTEGER: -2</text:p>
      <text:p text:style-name="P39">SNMPv2-SMI::mib-2.43.10.2.1.15.1.1 = INTEGER: 0</text:p>
      <text:p text:style-name="P39">SNMPv2-SMI::mib-2.43.11.1.1.2.1.1 = INTEGER: 1</text:p>
      <text:p text:style-name="P39">SNMPv2-SMI::mib-2.43.11.1.1.2.1.2 = INTEGER: 1</text:p>
      <text:p text:style-name="P39"><text:soft-page-break/>SNMPv2-SMI::mib-2.43.11.1.1.2.1.3 = INTEGER: 1</text:p>
      <text:p text:style-name="P39">SNMPv2-SMI::mib-2.43.11.1.1.2.1.4 = INTEGER: 1</text:p>
      <text:p text:style-name="P39">SNMPv2-SMI::mib-2.43.11.1.1.2.1.5 = INTEGER: 1</text:p>
      <text:p text:style-name="P39">SNMPv2-SMI::mib-2.43.11.1.1.2.1.6 = INTEGER: 1</text:p>
      <text:p text:style-name="P39">SNMPv2-SMI::mib-2.43.11.1.1.2.1.7 = INTEGER: 1</text:p>
      <text:p text:style-name="P39">SNMPv2-SMI::mib-2.43.11.1.1.2.1.8 = INTEGER: 1</text:p>
      <text:p text:style-name="P39">SNMPv2-SMI::mib-2.43.11.1.1.2.1.9 = INTEGER: 1</text:p>
      <text:p text:style-name="P39">SNMPv2-SMI::mib-2.43.11.1.1.3.1.1 = INTEGER: 1</text:p>
      <text:p text:style-name="P39">SNMPv2-SMI::mib-2.43.11.1.1.3.1.2 = INTEGER: 1</text:p>
      <text:p text:style-name="P39">SNMPv2-SMI::mib-2.43.11.1.1.3.1.3 = INTEGER: 0</text:p>
      <text:p text:style-name="P39">SNMPv2-SMI::mib-2.43.11.1.1.3.1.4 = INTEGER: 0</text:p>
      <text:p text:style-name="P39">SNMPv2-SMI::mib-2.43.11.1.1.3.1.5 = INTEGER: 0</text:p>
      <text:p text:style-name="P39">SNMPv2-SMI::mib-2.43.11.1.1.3.1.6 = INTEGER: 0</text:p>
      <text:p text:style-name="P39">SNMPv2-SMI::mib-2.43.11.1.1.3.1.7 = INTEGER: 0</text:p>
      <text:p text:style-name="P39">SNMPv2-SMI::mib-2.43.11.1.1.3.1.8 = INTEGER: 0</text:p>
      <text:p text:style-name="P39">SNMPv2-SMI::mib-2.43.11.1.1.3.1.9 = INTEGER: 0</text:p>
      <text:p text:style-name="P39">SNMPv2-SMI::mib-2.43.11.1.1.4.1.1 = INTEGER: 3</text:p>
      <text:p text:style-name="P39">SNMPv2-SMI::mib-2.43.11.1.1.4.1.2 = INTEGER: 3</text:p>
      <text:p text:style-name="P39">SNMPv2-SMI::mib-2.43.11.1.1.4.1.3 = INTEGER: 3</text:p>
      <text:p text:style-name="P39">SNMPv2-SMI::mib-2.43.11.1.1.4.1.4 = INTEGER: 3</text:p>
      <text:p text:style-name="P39">SNMPv2-SMI::mib-2.43.11.1.1.4.1.5 = INTEGER: 3</text:p>
      <text:p text:style-name="P39">SNMPv2-SMI::mib-2.43.11.1.1.4.1.6 = INTEGER: 3</text:p>
      <text:p text:style-name="P39">SNMPv2-SMI::mib-2.43.11.1.1.4.1.7 = INTEGER: 3</text:p>
      <text:p text:style-name="P39">SNMPv2-SMI::mib-2.43.11.1.1.4.1.8 = INTEGER: 3</text:p>
      <text:p text:style-name="P39">SNMPv2-SMI::mib-2.43.11.1.1.4.1.9 = INTEGER: 3</text:p>
      <text:p text:style-name="P39">SNMPv2-SMI::mib-2.43.11.1.1.5.1.1 = INTEGER: 3</text:p>
      <text:p text:style-name="P39">SNMPv2-SMI::mib-2.43.11.1.1.5.1.2 = INTEGER: 10</text:p>
      <text:p text:style-name="P39">SNMPv2-SMI::mib-2.43.11.1.1.5.1.3 = INTEGER: 15</text:p>
      <text:p text:style-name="P39">SNMPv2-SMI::mib-2.43.11.1.1.5.1.4 = INTEGER: 1</text:p>
      <text:p text:style-name="P39">SNMPv2-SMI::mib-2.43.11.1.1.5.1.5 = INTEGER: 1</text:p>
      <text:p text:style-name="P39">SNMPv2-SMI::mib-2.43.11.1.1.5.1.6 = INTEGER: 1</text:p>
      <text:p text:style-name="P39">SNMPv2-SMI::mib-2.43.11.1.1.5.1.7 = INTEGER: 1</text:p>
      <text:p text:style-name="P39">SNMPv2-SMI::mib-2.43.11.1.1.5.1.8 = INTEGER: 1</text:p>
      <text:p text:style-name="P39">SNMPv2-SMI::mib-2.43.11.1.1.5.1.9 = INTEGER: 1</text:p>
      <text:p text:style-name="P39">SNMPv2-SMI::mib-2.43.11.1.1.6.1.1 = STRING: "Black Toner Cartridge S/N:CRUM-16022906323"</text:p>
      <text:p text:style-name="P39">SNMPv2-SMI::mib-2.43.11.1.1.6.1.2 = STRING: "Black Drum Cartridge S/N:CRUM-14042903940"</text:p>
      <text:p text:style-name="P39">SNMPv2-SMI::mib-2.43.11.1.1.6.1.3 = STRING: "Fuser "</text:p>
      <text:p text:style-name="P39">SNMPv2-SMI::mib-2.43.11.1.1.6.1.4 = STRING: "Transfer Roller "</text:p>
      <text:p text:style-name="P39">SNMPv2-SMI::mib-2.43.11.1.1.6.1.5 = STRING: "MP Roller "</text:p>
      <text:p text:style-name="P39">SNMPv2-SMI::mib-2.43.11.1.1.6.1.6 = STRING: "Tray 1 Roller "</text:p>
      <text:p text:style-name="P39">SNMPv2-SMI::mib-2.43.11.1.1.6.1.7 = STRING: "Tray 2 Roller "</text:p>
      <text:p text:style-name="P39">SNMPv2-SMI::mib-2.43.11.1.1.6.1.8 = STRING: "ADF Roller "</text:p>
      <text:p text:style-name="P39">SNMPv2-SMI::mib-2.43.11.1.1.6.1.9 = STRING: "ADF Rubber Pad "</text:p>
      <text:p text:style-name="P39">SNMPv2-SMI::mib-2.43.11.1.1.7.1.1 = INTEGER: 7</text:p>
      <text:p text:style-name="P39">SNMPv2-SMI::mib-2.43.11.1.1.7.1.2 = INTEGER: 7</text:p>
      <text:p text:style-name="P39">SNMPv2-SMI::mib-2.43.11.1.1.7.1.3 = INTEGER: 7</text:p>
      <text:p text:style-name="P39">SNMPv2-SMI::mib-2.43.11.1.1.7.1.4 = INTEGER: 7</text:p>
      <text:p text:style-name="P39">SNMPv2-SMI::mib-2.43.11.1.1.7.1.5 = INTEGER: 7</text:p>
      <text:p text:style-name="P39">SNMPv2-SMI::mib-2.43.11.1.1.7.1.6 = INTEGER: 7</text:p>
      <text:p text:style-name="P39">SNMPv2-SMI::mib-2.43.11.1.1.7.1.7 = INTEGER: 7</text:p>
      <text:p text:style-name="P39">SNMPv2-SMI::mib-2.43.11.1.1.7.1.8 = INTEGER: 7</text:p>
      <text:p text:style-name="P39"><text:soft-page-break/>SNMPv2-SMI::mib-2.43.11.1.1.7.1.9 = INTEGER: 7</text:p>
      <text:p text:style-name="P39">SNMPv2-SMI::mib-2.43.11.1.1.8.1.1 = INTEGER: 25000</text:p>
      <text:p text:style-name="P39">SNMPv2-SMI::mib-2.43.11.1.1.8.1.2 = INTEGER: 80000</text:p>
      <text:p text:style-name="P39">SNMPv2-SMI::mib-2.43.11.1.1.8.1.3 = INTEGER: 250000</text:p>
      <text:p text:style-name="P39">SNMPv2-SMI::mib-2.43.11.1.1.8.1.4 = INTEGER: 125000</text:p>
      <text:p text:style-name="P39">SNMPv2-SMI::mib-2.43.11.1.1.8.1.5 = INTEGER: 50000</text:p>
      <text:p text:style-name="P39">SNMPv2-SMI::mib-2.43.11.1.1.8.1.6 = INTEGER: 250000</text:p>
      <text:p text:style-name="P39">SNMPv2-SMI::mib-2.43.11.1.1.8.1.7 = INTEGER: 250000</text:p>
      <text:p text:style-name="P39">SNMPv2-SMI::mib-2.43.11.1.1.8.1.8 = INTEGER: 200000</text:p>
      <text:p text:style-name="P39">SNMPv2-SMI::mib-2.43.11.1.1.8.1.9 = INTEGER: 50000</text:p>
      <text:p text:style-name="P39">SNMPv2-SMI::mib-2.43.11.1.1.9.1.1 = INTEGER: 22000</text:p>
      <text:p text:style-name="P39">SNMPv2-SMI::mib-2.43.11.1.1.9.1.2 = INTEGER: 37600</text:p>
      <text:p text:style-name="P39">SNMPv2-SMI::mib-2.43.11.1.1.9.1.3 = INTEGER: 207384</text:p>
      <text:p text:style-name="P39">SNMPv2-SMI::mib-2.43.11.1.1.9.1.4 = INTEGER: 82384</text:p>
      <text:p text:style-name="P39">SNMPv2-SMI::mib-2.43.11.1.1.9.1.5 = INTEGER: 49987</text:p>
      <text:p text:style-name="P39">SNMPv2-SMI::mib-2.43.11.1.1.9.1.6 = INTEGER: 215982</text:p>
      <text:p text:style-name="P39">SNMPv2-SMI::mib-2.43.11.1.1.9.1.7 = INTEGER: 248480</text:p>
      <text:p text:style-name="P39">SNMPv2-SMI::mib-2.43.11.1.1.9.1.8 = INTEGER: 199657</text:p>
      <text:p text:style-name="P39">SNMPv2-SMI::mib-2.43.11.1.1.9.1.9 = INTEGER: 49656</text:p>
      <text:p text:style-name="P39">SNMPv2-SMI::mib-2.43.12.1.1.2.1.1 = INTEGER: 1</text:p>
      <text:p text:style-name="P39">SNMPv2-SMI::mib-2.43.12.1.1.3.1.1 = INTEGER: 3</text:p>
      <text:p text:style-name="P39">SNMPv2-SMI::mib-2.43.12.1.1.4.1.1 = STRING: "Black"</text:p>
      <text:p text:style-name="P39">SNMPv2-SMI::mib-2.43.12.1.1.5.1.1 = INTEGER: 2</text:p>
      <text:p text:style-name="P39">SNMPv2-SMI::mib-2.43.13.4.1.2.1.1 = INTEGER: 7</text:p>
      <text:p text:style-name="P39">SNMPv2-SMI::mib-2.43.13.4.1.2.1.2 = INTEGER: 7</text:p>
      <text:p text:style-name="P39">SNMPv2-SMI::mib-2.43.13.4.1.2.1.3 = INTEGER: 7</text:p>
      <text:p text:style-name="P39">SNMPv2-SMI::mib-2.43.13.4.1.3.1.1 = INTEGER: 3</text:p>
      <text:p text:style-name="P39">SNMPv2-SMI::mib-2.43.13.4.1.3.1.2 = INTEGER: 3</text:p>
      <text:p text:style-name="P39">SNMPv2-SMI::mib-2.43.13.4.1.3.1.3 = INTEGER: 3</text:p>
      <text:p text:style-name="P39">SNMPv2-SMI::mib-2.43.13.4.1.4.1.1 = INTEGER: 3300</text:p>
      <text:p text:style-name="P39">SNMPv2-SMI::mib-2.43.13.4.1.4.1.2 = INTEGER: 2970</text:p>
      <text:p text:style-name="P39">SNMPv2-SMI::mib-2.43.13.4.1.4.1.3 = INTEGER: 2970</text:p>
      <text:p text:style-name="P39">SNMPv2-SMI::mib-2.43.13.4.1.5.1.1 = INTEGER: 140000</text:p>
      <text:p text:style-name="P39">SNMPv2-SMI::mib-2.43.13.4.1.5.1.2 = INTEGER: 140000</text:p>
      <text:p text:style-name="P39">SNMPv2-SMI::mib-2.43.13.4.1.5.1.3 = INTEGER: 140000</text:p>
      <text:p text:style-name="P39">SNMPv2-SMI::mib-2.43.13.4.1.6.1.1 = INTEGER: 85000</text:p>
      <text:p text:style-name="P39">SNMPv2-SMI::mib-2.43.13.4.1.6.1.2 = INTEGER: 85000</text:p>
      <text:p text:style-name="P39">SNMPv2-SMI::mib-2.43.13.4.1.6.1.3 = INTEGER: 85000</text:p>
      <text:p text:style-name="P39">SNMPv2-SMI::mib-2.43.13.4.1.7.1.1 = INTEGER: 60000</text:p>
      <text:p text:style-name="P39">SNMPv2-SMI::mib-2.43.13.4.1.7.1.2 = INTEGER: 60000</text:p>
      <text:p text:style-name="P39">SNMPv2-SMI::mib-2.43.13.4.1.7.1.3 = INTEGER: 60000</text:p>
      <text:p text:style-name="P39">SNMPv2-SMI::mib-2.43.13.4.1.8.1.1 = INTEGER: 40000</text:p>
      <text:p text:style-name="P39">SNMPv2-SMI::mib-2.43.13.4.1.8.1.2 = INTEGER: 40000</text:p>
      <text:p text:style-name="P39">SNMPv2-SMI::mib-2.43.13.4.1.8.1.3 = INTEGER: 40000</text:p>
      <text:p text:style-name="P39">SNMPv2-SMI::mib-2.43.13.4.1.9.1.1 = INTEGER: 5</text:p>
      <text:p text:style-name="P39">SNMPv2-SMI::mib-2.43.13.4.1.9.1.2 = INTEGER: 3</text:p>
      <text:p text:style-name="P39">SNMPv2-SMI::mib-2.43.13.4.1.9.1.3 = INTEGER: 4</text:p>
      <text:p text:style-name="P39">SNMPv2-SMI::mib-2.43.13.4.1.10.1.1 = STRING: "1-sided paper path"</text:p>
      <text:p text:style-name="P39">SNMPv2-SMI::mib-2.43.13.4.1.10.1.2 = STRING: "2-sided, long edge feed, paper path"</text:p>
      <text:p text:style-name="P39">SNMPv2-SMI::mib-2.43.13.4.1.10.1.3 = STRING: "2-sided, short edge feed, paper path"</text:p>
      <text:p text:style-name="P39">SNMPv2-SMI::mib-2.43.13.4.1.11.1.1 = INTEGER: 0</text:p>
      <text:p text:style-name="P39"><text:soft-page-break/>SNMPv2-SMI::mib-2.43.13.4.1.11.1.2 = INTEGER: 0</text:p>
      <text:p text:style-name="P39">SNMPv2-SMI::mib-2.43.13.4.1.11.1.3 = INTEGER: 0</text:p>
      <text:p text:style-name="P39">SNMPv2-SMI::mib-2.43.14.1.1.2.1.1 = INTEGER: 34</text:p>
      <text:p text:style-name="P39">SNMPv2-SMI::mib-2.43.14.1.1.2.1.2 = INTEGER: 5</text:p>
      <text:p text:style-name="P39">SNMPv2-SMI::mib-2.43.14.1.1.2.1.3 = INTEGER: 7</text:p>
      <text:p text:style-name="P39">SNMPv2-SMI::mib-2.43.14.1.1.2.1.4 = INTEGER: 8</text:p>
      <text:p text:style-name="P39">SNMPv2-SMI::mib-2.43.14.1.1.2.1.5 = INTEGER: 38</text:p>
      <text:p text:style-name="P39">SNMPv2-SMI::mib-2.43.14.1.1.2.1.6 = INTEGER: 44</text:p>
      <text:p text:style-name="P39">SNMPv2-SMI::mib-2.43.14.1.1.2.1.7 = INTEGER: 1</text:p>
      <text:p text:style-name="P39">SNMPv2-SMI::mib-2.43.14.1.1.3.1.1 = STRING: "Direct-connect Universal Serial Bus(USB) port printing,480MBps"</text:p>
      <text:p text:style-name="P39">SNMPv2-SMI::mib-2.43.14.1.1.3.1.2 = STRING: "Direct-connect Parallel port printing, IEEE 1284"</text:p>
      <text:p text:style-name="P39">SNMPv2-SMI::mib-2.43.14.1.1.3.1.3 = STRING: "AppleTalk Printer Access Protocol (PAP)"</text:p>
      <text:p text:style-name="P39">SNMPv2-SMI::mib-2.43.14.1.1.3.1.4 = STRING: "Line Printer Daemon(LPR/LPD) Protocol"</text:p>
      <text:p text:style-name="P39">SNMPv2-SMI::mib-2.43.14.1.1.3.1.5 = STRING: "Standard TCP/IP Printing"</text:p>
      <text:p text:style-name="P39">SNMPv2-SMI::mib-2.43.14.1.1.3.1.6 = STRING: "Internet Printing Protocol(IPP)/1.1"</text:p>
      <text:p text:style-name="P39">SNMPv2-SMI::mib-2.43.14.1.1.3.1.7 = STRING: "Samsung Printing Protocol(port 2000)"</text:p>
      <text:p text:style-name="P39">SNMPv2-SMI::mib-2.43.14.1.1.4.1.1 = INTEGER: 1</text:p>
      <text:p text:style-name="P39">SNMPv2-SMI::mib-2.43.14.1.1.4.1.2 = INTEGER: 1</text:p>
      <text:p text:style-name="P39">SNMPv2-SMI::mib-2.43.14.1.1.4.1.3 = INTEGER: 1</text:p>
      <text:p text:style-name="P39">SNMPv2-SMI::mib-2.43.14.1.1.4.1.4 = INTEGER: 1</text:p>
      <text:p text:style-name="P39">SNMPv2-SMI::mib-2.43.14.1.1.4.1.5 = INTEGER: 1</text:p>
      <text:p text:style-name="P39">SNMPv2-SMI::mib-2.43.14.1.1.4.1.6 = INTEGER: 1</text:p>
      <text:p text:style-name="P39">SNMPv2-SMI::mib-2.43.14.1.1.4.1.7 = INTEGER: 1</text:p>
      <text:p text:style-name="P39">SNMPv2-SMI::mib-2.43.14.1.1.5.1.1 = INTEGER: 1</text:p>
      <text:p text:style-name="P39">SNMPv2-SMI::mib-2.43.14.1.1.5.1.2 = INTEGER: 1</text:p>
      <text:p text:style-name="P39">SNMPv2-SMI::mib-2.43.14.1.1.5.1.3 = INTEGER: 1</text:p>
      <text:p text:style-name="P39">SNMPv2-SMI::mib-2.43.14.1.1.5.1.4 = INTEGER: 1</text:p>
      <text:p text:style-name="P39">SNMPv2-SMI::mib-2.43.14.1.1.5.1.5 = INTEGER: 1</text:p>
      <text:p text:style-name="P39">SNMPv2-SMI::mib-2.43.14.1.1.5.1.6 = INTEGER: 1</text:p>
      <text:p text:style-name="P39">SNMPv2-SMI::mib-2.43.14.1.1.5.1.7 = INTEGER: 1</text:p>
      <text:p text:style-name="P39">SNMPv2-SMI::mib-2.43.14.1.1.6.1.1 = INTEGER: 3</text:p>
      <text:p text:style-name="P39">SNMPv2-SMI::mib-2.43.14.1.1.6.1.2 = INTEGER: 3</text:p>
      <text:p text:style-name="P39">SNMPv2-SMI::mib-2.43.14.1.1.6.1.3 = INTEGER: 3</text:p>
      <text:p text:style-name="P39">SNMPv2-SMI::mib-2.43.14.1.1.6.1.4 = INTEGER: 3</text:p>
      <text:p text:style-name="P39">SNMPv2-SMI::mib-2.43.14.1.1.6.1.5 = INTEGER: 3</text:p>
      <text:p text:style-name="P39">SNMPv2-SMI::mib-2.43.14.1.1.6.1.6 = INTEGER: 3</text:p>
      <text:p text:style-name="P39">SNMPv2-SMI::mib-2.43.14.1.1.6.1.7 = INTEGER: 3</text:p>
      <text:p text:style-name="P39">SNMPv2-SMI::mib-2.43.14.1.1.7.1.1 = INTEGER: 1</text:p>
      <text:p text:style-name="P39">SNMPv2-SMI::mib-2.43.14.1.1.7.1.2 = INTEGER: 1</text:p>
      <text:p text:style-name="P39">SNMPv2-SMI::mib-2.43.14.1.1.7.1.3 = INTEGER: 1</text:p>
      <text:p text:style-name="P39">SNMPv2-SMI::mib-2.43.14.1.1.7.1.4 = INTEGER: 1</text:p>
      <text:p text:style-name="P39">SNMPv2-SMI::mib-2.43.14.1.1.7.1.5 = INTEGER: 1</text:p>
      <text:p text:style-name="P39">SNMPv2-SMI::mib-2.43.14.1.1.7.1.6 = INTEGER: 1</text:p>
      <text:p text:style-name="P39">SNMPv2-SMI::mib-2.43.14.1.1.7.1.7 = INTEGER: 1</text:p>
      <text:p text:style-name="P39">SNMPv2-SMI::mib-2.43.14.1.1.8.1.1 = INTEGER: 0</text:p>
      <text:p text:style-name="P39">SNMPv2-SMI::mib-2.43.14.1.1.8.1.2 = INTEGER: 0</text:p>
      <text:p text:style-name="P39">SNMPv2-SMI::mib-2.43.14.1.1.8.1.3 = INTEGER: 0</text:p>
      <text:p text:style-name="P39"><text:soft-page-break/>SNMPv2-SMI::mib-2.43.14.1.1.8.1.4 = INTEGER: 0</text:p>
      <text:p text:style-name="P39">SNMPv2-SMI::mib-2.43.14.1.1.8.1.5 = INTEGER: 0</text:p>
      <text:p text:style-name="P39">SNMPv2-SMI::mib-2.43.14.1.1.8.1.6 = INTEGER: 0</text:p>
      <text:p text:style-name="P39">SNMPv2-SMI::mib-2.43.14.1.1.8.1.7 = INTEGER: 0</text:p>
      <text:p text:style-name="P39">SNMPv2-SMI::mib-2.43.14.1.1.9.1.1 = ""</text:p>
      <text:p text:style-name="P39">SNMPv2-SMI::mib-2.43.14.1.1.9.1.2 = ""</text:p>
      <text:p text:style-name="P39">SNMPv2-SMI::mib-2.43.14.1.1.9.1.3 = STRING: "Not supported"</text:p>
      <text:p text:style-name="P39">SNMPv2-SMI::mib-2.43.14.1.1.9.1.4 = STRING: "Not supported"</text:p>
      <text:p text:style-name="P39">SNMPv2-SMI::mib-2.43.14.1.1.9.1.5 = STRING: "Not supported"</text:p>
      <text:p text:style-name="P39">SNMPv2-SMI::mib-2.43.14.1.1.9.1.6 = STRING: "Not supported"</text:p>
      <text:p text:style-name="P39">SNMPv2-SMI::mib-2.43.14.1.1.9.1.7 = STRING: "Not supported"</text:p>
      <text:p text:style-name="P39">SNMPv2-SMI::mib-2.43.15.1.1.2.1.1 = INTEGER: 3</text:p>
      <text:p text:style-name="P39">SNMPv2-SMI::mib-2.43.15.1.1.2.1.2 = INTEGER: 47</text:p>
      <text:p text:style-name="P39">SNMPv2-SMI::mib-2.43.15.1.1.2.1.3 = INTEGER: 6</text:p>
      <text:p text:style-name="P39">SNMPv2-SMI::mib-2.43.15.1.1.2.1.4 = INTEGER: 54</text:p>
      <text:p text:style-name="P39">SNMPv2-SMI::mib-2.43.15.1.1.2.1.5 = INTEGER: 40</text:p>
      <text:p text:style-name="P39">SNMPv2-SMI::mib-2.43.15.1.1.2.1.6 = INTEGER: 18</text:p>
      <text:p text:style-name="P39">SNMPv2-SMI::mib-2.43.15.1.1.3.1.1 = STRING: "5E"</text:p>
      <text:p text:style-name="P39">SNMPv2-SMI::mib-2.43.15.1.1.3.1.2 = STRING: "6"</text:p>
      <text:p text:style-name="P39">SNMPv2-SMI::mib-2.43.15.1.1.3.1.3 = STRING: "3"</text:p>
      <text:p text:style-name="P39">SNMPv2-SMI::mib-2.43.15.1.1.3.1.4 = STRING: "1.0"</text:p>
      <text:p text:style-name="P39">SNMPv2-SMI::mib-2.43.15.1.1.3.1.5 = STRING: "1.0"</text:p>
      <text:p text:style-name="P39">SNMPv2-SMI::mib-2.43.15.1.1.3.1.6 = STRING: "1.0"</text:p>
      <text:p text:style-name="P39">SNMPv2-SMI::mib-2.43.15.1.1.4.1.1 = STRING: "6.01.01.05"</text:p>
      <text:p text:style-name="P39">SNMPv2-SMI::mib-2.43.15.1.1.4.1.2 = STRING: "5.97.02"</text:p>
      <text:p text:style-name="P39">SNMPv2-SMI::mib-2.43.15.1.1.4.1.3 = ""</text:p>
      <text:p text:style-name="P39">SNMPv2-SMI::mib-2.43.15.1.1.4.1.4 = STRING: "V1.00.86"</text:p>
      <text:p text:style-name="P39">SNMPv2-SMI::mib-2.43.15.1.1.4.1.5 = STRING: "0.94.00"</text:p>
      <text:p text:style-name="P39">SNMPv2-SMI::mib-2.43.15.1.1.4.1.6 = ""</text:p>
      <text:p text:style-name="P39">SNMPv2-SMI::mib-2.43.15.1.1.5.1.1 = STRING: "Page Control Language (PCL), also handles simple text files"</text:p>
      <text:p text:style-name="P39">SNMPv2-SMI::mib-2.43.15.1.1.5.1.2 = STRING: "Page Control Language Enhanced (PCL XL)"</text:p>
      <text:p text:style-name="P39">SNMPv2-SMI::mib-2.43.15.1.1.5.1.3 = STRING: "PostScript Interpreter (PS)"</text:p>
      <text:p text:style-name="P39">SNMPv2-SMI::mib-2.43.15.1.1.5.1.4 = STRING: "Adobe Portable Document Format (PDF)"</text:p>
      <text:p text:style-name="P39">SNMPv2-SMI::mib-2.43.15.1.1.5.1.5 = STRING: "Tagged Image File Format (TIFF)"</text:p>
      <text:p text:style-name="P39">SNMPv2-SMI::mib-2.43.15.1.1.5.1.6 = STRING: "Auto Page Description Language interpreter"</text:p>
      <text:p text:style-name="P39">SNMPv2-SMI::mib-2.43.15.1.1.6.1.1 = ""</text:p>
      <text:p text:style-name="P39">SNMPv2-SMI::mib-2.43.15.1.1.6.1.2 = ""</text:p>
      <text:p text:style-name="P39">SNMPv2-SMI::mib-2.43.15.1.1.6.1.3 = ""</text:p>
      <text:p text:style-name="P39">SNMPv2-SMI::mib-2.43.15.1.1.6.1.4 = ""</text:p>
      <text:p text:style-name="P39">SNMPv2-SMI::mib-2.43.15.1.1.6.1.5 = ""</text:p>
      <text:p text:style-name="P39">SNMPv2-SMI::mib-2.43.15.1.1.6.1.6 = ""</text:p>
      <text:p text:style-name="P39">SNMPv2-SMI::mib-2.43.15.1.1.7.1.1 = INTEGER: 3</text:p>
      <text:p text:style-name="P39">SNMPv2-SMI::mib-2.43.15.1.1.7.1.2 = INTEGER: 3</text:p>
      <text:p text:style-name="P39">SNMPv2-SMI::mib-2.43.15.1.1.7.1.3 = INTEGER: 3</text:p>
      <text:p text:style-name="P39">SNMPv2-SMI::mib-2.43.15.1.1.7.1.4 = INTEGER: 3</text:p>
      <text:p text:style-name="P39">SNMPv2-SMI::mib-2.43.15.1.1.7.1.5 = INTEGER: 3</text:p>
      <text:p text:style-name="P39">SNMPv2-SMI::mib-2.43.15.1.1.7.1.6 = INTEGER: 3</text:p>
      <text:p text:style-name="P39">SNMPv2-SMI::mib-2.43.15.1.1.8.1.1 = INTEGER: -1</text:p>
      <text:p text:style-name="P39">SNMPv2-SMI::mib-2.43.15.1.1.8.1.2 = INTEGER: 1200</text:p>
      <text:p text:style-name="P39"><text:soft-page-break/>SNMPv2-SMI::mib-2.43.15.1.1.8.1.3 = INTEGER: 1200</text:p>
      <text:p text:style-name="P39">SNMPv2-SMI::mib-2.43.15.1.1.8.1.4 = INTEGER: -2</text:p>
      <text:p text:style-name="P39">SNMPv2-SMI::mib-2.43.15.1.1.8.1.5 = INTEGER: -2</text:p>
      <text:p text:style-name="P39">SNMPv2-SMI::mib-2.43.15.1.1.8.1.6 = INTEGER: -2</text:p>
      <text:p text:style-name="P39">SNMPv2-SMI::mib-2.43.15.1.1.9.1.1 = INTEGER: -1</text:p>
      <text:p text:style-name="P39">SNMPv2-SMI::mib-2.43.15.1.1.9.1.2 = INTEGER: 1200</text:p>
      <text:p text:style-name="P39">SNMPv2-SMI::mib-2.43.15.1.1.9.1.3 = INTEGER: 1200</text:p>
      <text:p text:style-name="P39">SNMPv2-SMI::mib-2.43.15.1.1.9.1.4 = INTEGER: -2</text:p>
      <text:p text:style-name="P39">SNMPv2-SMI::mib-2.43.15.1.1.9.1.5 = INTEGER: -2</text:p>
      <text:p text:style-name="P39">SNMPv2-SMI::mib-2.43.15.1.1.9.1.6 = INTEGER: -2</text:p>
      <text:p text:style-name="P39">SNMPv2-SMI::mib-2.43.15.1.1.10.1.1 = INTEGER: 2004</text:p>
      <text:p text:style-name="P39">SNMPv2-SMI::mib-2.43.15.1.1.10.1.2 = INTEGER: 2005</text:p>
      <text:p text:style-name="P39">SNMPv2-SMI::mib-2.43.15.1.1.10.1.3 = INTEGER: 2011</text:p>
      <text:p text:style-name="P39">SNMPv2-SMI::mib-2.43.15.1.1.10.1.4 = INTEGER: 1</text:p>
      <text:p text:style-name="P39">SNMPv2-SMI::mib-2.43.15.1.1.10.1.5 = INTEGER: 1</text:p>
      <text:p text:style-name="P39">SNMPv2-SMI::mib-2.43.15.1.1.10.1.6 = INTEGER: 1</text:p>
      <text:p text:style-name="P39">SNMPv2-SMI::mib-2.43.15.1.1.11.1.1 = INTEGER: 2</text:p>
      <text:p text:style-name="P39">SNMPv2-SMI::mib-2.43.15.1.1.11.1.2 = INTEGER: 2005</text:p>
      <text:p text:style-name="P39">SNMPv2-SMI::mib-2.43.15.1.1.11.1.3 = INTEGER: 2004</text:p>
      <text:p text:style-name="P39">SNMPv2-SMI::mib-2.43.15.1.1.11.1.4 = INTEGER: 1</text:p>
      <text:p text:style-name="P39">SNMPv2-SMI::mib-2.43.15.1.1.11.1.5 = INTEGER: 1</text:p>
      <text:p text:style-name="P39">SNMPv2-SMI::mib-2.43.15.1.1.11.1.6 = INTEGER: 1</text:p>
      <text:p text:style-name="P39">SNMPv2-SMI::mib-2.43.15.1.1.12.1.1 = INTEGER: 4</text:p>
      <text:p text:style-name="P39">SNMPv2-SMI::mib-2.43.15.1.1.12.1.2 = INTEGER: 3</text:p>
      <text:p text:style-name="P39">SNMPv2-SMI::mib-2.43.15.1.1.12.1.3 = INTEGER: 4</text:p>
      <text:p text:style-name="P39">SNMPv2-SMI::mib-2.43.15.1.1.12.1.4 = INTEGER: 4</text:p>
      <text:p text:style-name="P39">SNMPv2-SMI::mib-2.43.15.1.1.12.1.5 = INTEGER: 4</text:p>
      <text:p text:style-name="P39">SNMPv2-SMI::mib-2.43.15.1.1.12.1.6 = INTEGER: 4</text:p>
      <text:p text:style-name="P39">SNMPv2-SMI::mib-2.43.16.5.1.2.1.1 = STRING: "26-08-2016 04:58 <text:s/>"</text:p>
      <text:p text:style-name="P39">SNMPv2-SMI::mib-2.43.16.5.1.2.1.2 = STRING: "Poco papel en bandeja 2. Cargue papel."</text:p>
      <text:p text:style-name="P39">SNMPv2-SMI::mib-2.43.17.6.1.2.1.1 = INTEGER: 0</text:p>
      <text:p text:style-name="P39">SNMPv2-SMI::mib-2.43.17.6.1.3.1.1 = INTEGER: 0</text:p>
      <text:p text:style-name="P39">SNMPv2-SMI::mib-2.43.17.6.1.4.1.1 = INTEGER: 1</text:p>
      <text:p text:style-name="P39">SNMPv2-SMI::mib-2.43.17.6.1.5.1.1 = ""</text:p>
      <text:p text:style-name="P39">SNMPv2-SMI::mib-2.43.18.1.1.1.1.1 = INTEGER: 1</text:p>
      <text:p text:style-name="P39">SNMPv2-SMI::mib-2.43.18.1.1.2.1.1 = INTEGER: 4</text:p>
      <text:p text:style-name="P39">SNMPv2-SMI::mib-2.43.18.1.1.3.1.1 = INTEGER: 3</text:p>
      <text:p text:style-name="P39">SNMPv2-SMI::mib-2.43.18.1.1.4.1.1 = INTEGER: 8</text:p>
      <text:p text:style-name="P39">SNMPv2-SMI::mib-2.43.18.1.1.5.1.1 = INTEGER: 2</text:p>
      <text:p text:style-name="P39">SNMPv2-SMI::mib-2.43.18.1.1.6.1.1 = INTEGER: 21020</text:p>
      <text:p text:style-name="P39">SNMPv2-SMI::mib-2.43.18.1.1.7.1.1 = INTEGER: 12</text:p>
      <text:p text:style-name="P39">SNMPv2-SMI::mib-2.43.18.1.1.8.1.1 = STRING: "The paper supply in Tray 2 is low. User intervention is required to add paper to Tray . Printing can continue, all other machine services(if installed) are unaffected."</text:p>
      <text:p text:style-name="P39">SNMPv2-SMI::mib-2.43.18.1.1.9.1.1 = Timeticks: (3575) 0:00:35.75</text:p>
      <text:p text:style-name="P42"/>
      <text:p text:style-name="P43"/>
      <text:p text:style-name="P6"/>
      <text:p text:style-name="P8"/>
      <text:p text:style-name="P8"/>
      <text:p text:style-name="P9"><text:soft-page-break/></text:p>
      <text:p text:style-name="P9"/>
      <text:p text:style-name="P9"/>
      <text:p text:style-name="P9"/>
      <text:p text:style-name="P28">4.</text:p>
      <text:p text:style-name="P17">agregamos la ip del switch..</text:p>
      <text:p text:style-name="P17">entramos a la interface grafica online</text:p>
      <text:p text:style-name="P17"/>
      <text:p text:style-name="P17"><text:span text:style-name="T10">H</text:span>ost table-----------&gt; envía traps a los ip especificados</text:p>
      <text:p text:style-name="P17"/>
      <text:p text:style-name="P17">CAMBIAMOS EL NOMBRE</text:p>
      <text:p text:style-name="P34">root@Redes:/home/alumno# snmpset -c private -v2c 10.90.90.90 system.sysName.0 s 42 <text:s text:c="3"/></text:p>
      <text:p text:style-name="P34">SNMPv2-MIB::sysName.0 = STRING: 42</text:p>
      <text:p text:style-name="P34"/>
      <text:p text:style-name="P36">root@Redes:/home/alumno# snmpbulkwalk -m -ALL -v2c -c private <text:s/>10.90.90.90 1.3.6.1.2.1.2.2</text:p>
      <text:p text:style-name="P18"/>
      <text:p text:style-name="P36"/>
      <text:p text:style-name="P36">IF-MIB::ifOperStatus.1 = INTEGER: down(2)</text:p>
      <text:p text:style-name="P36">IF-MIB::ifOperStatus.2 = INTEGER: down(2)</text:p>
      <text:p text:style-name="P36">IF-MIB::ifOperStatus.3 = INTEGER: down(2)</text:p>
      <text:p text:style-name="P36">IF-MIB::ifOperStatus.4 = INTEGER: down(2)</text:p>
      <text:p text:style-name="P36">IF-MIB::ifOperStatus.5 = INTEGER: down(2)</text:p>
      <text:p text:style-name="P36">IF-MIB::ifOperStatus.6 = INTEGER: down(2)</text:p>
      <text:p text:style-name="P36">IF-MIB::ifOperStatus.7 = INTEGER: down(2)</text:p>
      <text:p text:style-name="P36">IF-MIB::ifOperStatus.8 = INTEGER: down(2)</text:p>
      <text:p text:style-name="P36">IF-MIB::ifOperStatus.9 = INTEGER: down(2)</text:p>
      <text:p text:style-name="P36">IF-MIB::ifOperStatus.10 = INTEGER: down(2)</text:p>
      <text:p text:style-name="P36">IF-MIB::ifOperStatus.11 = INTEGER: down(2)</text:p>
      <text:p text:style-name="P36">IF-MIB::ifOperStatus.12 = INTEGER: up(1)</text:p>
      <text:p text:style-name="P36">IF-MIB::ifOperStatus.13 = INTEGER: down(2)</text:p>
      <text:p text:style-name="P36">IF-MIB::ifOperStatus.14 = INTEGER: down(2)</text:p>
      <text:p text:style-name="P36">IF-MIB::ifOperStatus.15 = INTEGER: down(2)</text:p>
      <text:p text:style-name="P36">IF-MIB::ifOperStatus.16 = INTEGER: down(2)</text:p>
      <text:p text:style-name="P36">IF-MIB::ifOperStatus.17 = INTEGER: up(1)</text:p>
      <text:p text:style-name="P36">IF-MIB::ifOperStatus.18 = INTEGER: down(2)</text:p>
      <text:p text:style-name="P36">IF-MIB::ifOperStatus.19 = INTEGER: down(2)</text:p>
      <text:p text:style-name="P36">IF-MIB::ifOperStatus.20 = INTEGER: down(2)</text:p>
      <text:p text:style-name="P36">IF-MIB::ifOperStatus.21 = INTEGER: down(2)</text:p>
      <text:p text:style-name="P36">IF-MIB::ifOperStatus.22 = INTEGER: down(2)</text:p>
      <text:p text:style-name="P36">IF-MIB::ifOperStatus.23 = INTEGER: down(2)</text:p>
      <text:p text:style-name="P36">IF-MIB::ifOperStatus.24 = INTEGER: down(2)</text:p>
      <text:p text:style-name="P36">IF-MIB::ifOperStatus.1024 = INTEGER: up(1)</text:p>
      <text:p text:style-name="P36">IF-MIB::ifOperStatus.5121 = INTEGER: up(1)</text:p>
      <text:p text:style-name="P18"/>
      <text:p text:style-name="P18"><text:span text:style-name="T10">D</text:span>amos de altas y bajas las bocas del switch.</text:p>
      <text:p text:style-name="P18"/>
      <text:p text:style-name="P36">root@Redes:/home/alumno# snmpset -v2c -c private 10.90.90.90 ifAdminStatus.12 i 2 </text:p>
      <text:p text:style-name="P36"><text:soft-page-break/>IF-MIB::ifAdminStatus.12 = INTEGER: down(2)</text:p>
      <text:p text:style-name="P36">root@Redes:/home/alumno# snmpset -v2c -c private 10.90.90.90 ifAdminStatus.12 i 1 </text:p>
      <text:p text:style-name="P36">IF-MIB::ifAdminStatus.12 = INTEGER: up(1)</text:p>
      <text:p text:style-name="P37"/>
      <text:p text:style-name="P9">5. Instalar el paquete snmpd y configurar <text:span text:style-name="T5">el agente para que brinde a su comunidad pública únicamente información de su contacto. Explique brevemente que ajustes tuvo que realizar en el archivo snmpd.conf</text:span></text:p>
      <text:p text:style-name="P9"/>
      <text:p text:style-name="P14"><text:span text:style-name="T7">P</text:span>ara el punto 5, cambiamos los <text:span text:style-name="T7">parámetros</text:span> en acces<text:span text:style-name="T7">o</text:span> control para crear una nueva vista donde se incluya la rama del <text:span text:style-name="T7">árbol</text:span> de syscontact. Luego</text:p>
      <text:p text:style-name="P14">se reinicio el servicio:</text:p>
      <text:p text:style-name="P14"/>
      <text:p text:style-name="P38">view global include syscontact</text:p>
      <text:p text:style-name="P14"/>
      <text:p text:style-name="P23">root@Redes:/home/alumno# snmpbulkwalk -v2c -c public 127.0.0.1 1.3.6.1.2.1.1.4</text:p>
      <text:p text:style-name="P23">SNMPv2-MIB::sysContact.0 = STRING: Me &lt;me@example.org&gt;</text:p>
      <text:p text:style-name="P23">SNMPv2-MIB::sysContact.0 = No more variables left in this MIB View (It is past the end of the MIB tree)</text:p>
      <text:p text:style-name="P23">root@Redes:/home/alumno# snmpbulkwalk -v2c -c public 127.0.0.1 1.3.6.1.2.1 <text:s text:c="3"/></text:p>
      <text:p text:style-name="P23">SNMPv2-MIB::sysContact.0 = STRING: Me &lt;me@example.org&gt;</text:p>
      <text:p text:style-name="P23">SNMPv2-MIB::sysContact.0 = No more variables left in this MIB View (It is past the end of the MIB tree)</text:p>
      <text:p text:style-name="P23">root@Redes:/home/alumno# snmpbulkwalk -v2c -c public 127.0.0.1 1.3.6. <text:s text:c="4"/></text:p>
      <text:p text:style-name="P23">1.3.6.: Unknown Object Identifier (Sub-id not found: dod -&gt; )</text:p>
      <text:p text:style-name="P23">root@Redes:/home/alumno# snmpbulkwalk -v2c -c public 127.0.0.1 1.3.6 </text:p>
      <text:p text:style-name="P23">SNMPv2-MIB::sysContact.0 = STRING: Me &lt;me@example.org&gt;</text:p>
      <text:p text:style-name="P23">SNMPv2-MIB::sysContact.0 = No more variables left in this MIB View (It is past the end of the MIB tree)</text:p>
      <text:p text:style-name="P23">root@Redes:/home/alumno# snmpbulkwalk -v2c -c public 127.0.0.1 1 <text:s text:c="3"/></text:p>
      <text:p text:style-name="P23">SNMPv2-MIB::sysContact.0 = STRING: Me &lt;me@example.org&gt;</text:p>
      <text:p text:style-name="P23">SNMPv2-MIB::sysContact.0 = No more variables left in this MIB View (It is past the end of the MIB tree)</text:p>
      <text:p text:style-name="P9"/>
      <text:p text:style-name="P10">6. Definición de comunidades:</text:p>
      <text:p text:style-name="P10"><text:tab/>a. Añadir una nueva comunidad de solo lectura llamada ROGestionRedes. Restringir las conexiones a una red. Crear una vista que permita el monitoreo de discos y memoria RAM. Realice algunas consultas utilizando snmpwalk. Agregar un nuevo punto de montaje /home/alumno para ser monitoreado.</text:p>
      <text:p text:style-name="P10"/>
      <text:p text:style-name="P10"/>
      <text:p text:style-name="P10"><text:tab/>b. Cambiar el valor de system.sysContact.0 con el comando snmpset. ¿Es posible cambiar su valor? Configurar el agente para que permita hacerlo agregando una nueva comunidad lectura/escritura llamada RWGestionRedes.</text:p>
      <text:p text:style-name="P10"/>
      <text:p text:style-name="P15"><text:span text:style-name="T8">C</text:span>ambiamos el agente que escucha, ya que solo escuchaba a la 127.0.0.0.</text:p>
      <text:p text:style-name="P15"><text:span text:style-name="T8">A</text:span>gregamos la comunidad con los permisos de RW con vista systemol.</text:p>
      <text:p text:style-name="P15"><text:span text:style-name="T8">Q</text:span>uisimos cambiar el parámetro y salió: </text:p>
      <text:p text:style-name="P24"/>
      <text:p text:style-name="P24"><text:soft-page-break/>root@Redes:/home/alumno# snmpset -c rwgestionredes -v2c 10.4.10.42 system.sysContact.0 <text:s/>s hola</text:p>
      <text:p text:style-name="P24">Error in packet.</text:p>
      <text:p text:style-name="P24">Reason: notWritable (That object does not support modification)</text:p>
      <text:p text:style-name="P24">Failed object: SNMPv2-MIB::sysContact.0</text:p>
      <text:p text:style-name="P24"/>
      <text:p text:style-name="P41"><text:span text:style-name="T9">C</text:span>omentamos el sysContact del archivo para que pueda ser modificable, luego set y get.</text:p>
      <text:p text:style-name="P24"/>
      <text:p text:style-name="P24">root@Redes:/home/alumno# snmpset -c rwgestionredes -v2c 10.4.10.42 system.sysContact.0 <text:s/>s hola</text:p>
      <text:p text:style-name="P24">SNMPv2-MIB::sysContact.0 = STRING: hola</text:p>
      <text:p text:style-name="P24"/>
      <text:p text:style-name="P24">root@Redes:/home/alumno# snmpget -c rwgestionredes -v2c 10.4.10.42 system.sysContact.0 <text:s text:c="7"/></text:p>
      <text:p text:style-name="P24">SNMPv2-MIB::sysContact.0 = STRING: hola</text:p>
      <text:p text:style-name="P10"/>
      <text:p text:style-name="P11">7. <text:span text:style-name="T6">Verificar mediante el comando snmptranslate que objetos de la MIB system tiene permisos de lectura y escritura.</text:span></text:p>
      <text:p text:style-name="P11"/>
      <text:p text:style-name="P35">root@Redes:/home/alumno# snmptranslate -Tp -IR sysContact</text:p>
      <text:p text:style-name="P35">+-- -RW- String <text:s text:c="3"/>sysContact(4)</text:p>
      <text:p text:style-name="P35"><text:s text:c="9"/>Textual Convention: DisplayString</text:p>
      <text:p text:style-name="P35"><text:s text:c="9"/>Size: 0..255</text:p>
      <text:p text:style-name="P35">root@Redes:/home/alumno# snmptranslate -Tp -IR system <text:s text:c="3"/></text:p>
      <text:p text:style-name="P35">+--system(1)</text:p>
      <text:p text:style-name="P35"><text:s text:c="3"/>|</text:p>
      <text:p text:style-name="P35"><text:s text:c="3"/>+-- -R-- String <text:s text:c="3"/>sysDescr(1)</text:p>
      <text:p text:style-name="P35"><text:s text:c="3"/>| <text:s text:c="7"/>Textual Convention: DisplayString</text:p>
      <text:p text:style-name="P35"><text:s text:c="3"/>| <text:s text:c="7"/>Size: 0..255</text:p>
      <text:p text:style-name="P35"><text:s text:c="3"/>+-- -R-- ObjID <text:s text:c="4"/>sysObjectID(2)</text:p>
      <text:p text:style-name="P35"><text:s text:c="3"/>+-- -R-- TimeTicks sysUpTime(3)</text:p>
      <text:p text:style-name="P35"><text:s text:c="3"/>| <text:s/>|</text:p>
      <text:p text:style-name="P35"><text:s text:c="3"/>| <text:s/>+--sysUpTimeInstance(0)</text:p>
      <text:p text:style-name="P35"><text:s text:c="3"/>|</text:p>
      <text:p text:style-name="P35"><text:s text:c="3"/>+-- -RW- String <text:s text:c="3"/>sysContact(4)</text:p>
      <text:p text:style-name="P35"><text:s text:c="3"/>| <text:s text:c="7"/>Textual Convention: DisplayString</text:p>
      <text:p text:style-name="P35"><text:s text:c="3"/>| <text:s text:c="7"/>Size: 0..255</text:p>
      <text:p text:style-name="P35"><text:s text:c="3"/>+-- -RW- String <text:s text:c="3"/>sysName(5)</text:p>
      <text:p text:style-name="P35"><text:s text:c="3"/>| <text:s text:c="7"/>Textual Convention: DisplayString</text:p>
      <text:p text:style-name="P35"><text:s text:c="3"/>| <text:s text:c="7"/>Size: 0..255</text:p>
      <text:p text:style-name="P35"><text:s text:c="3"/>+-- -RW- String <text:s text:c="3"/>sysLocation(6)</text:p>
      <text:p text:style-name="P35"><text:s text:c="3"/>| <text:s text:c="7"/>Textual Convention: DisplayString</text:p>
      <text:p text:style-name="P35"><text:s text:c="3"/>| <text:s text:c="7"/>Size: 0..255</text:p>
      <text:p text:style-name="P35"><text:s text:c="3"/>+-- -R-- INTEGER <text:s text:c="2"/>sysServices(7)</text:p>
      <text:p text:style-name="P35"><text:s text:c="3"/>| <text:s text:c="7"/>Range: 0..127</text:p>
      <text:p text:style-name="P35"><text:s text:c="3"/>+-- -R-- TimeTicks sysORLastChange(8)</text:p>
      <text:p text:style-name="P35"><text:s text:c="3"/>| <text:s text:c="7"/>Textual Convention: TimeStamp</text:p>
      <text:p text:style-name="P35"><text:s text:c="3"/>|</text:p>
      <text:p text:style-name="P35"><text:s text:c="3"/>+--sysORTable(9)</text:p>
      <text:p text:style-name="P35"><text:s text:c="6"/>|</text:p>
      <text:p text:style-name="P35"><text:s text:c="6"/>+--sysOREntry(1)</text:p>
      <text:p text:style-name="P35"><text:soft-page-break/><text:s text:c="9"/>| <text:s/>Index: sysORIndex</text:p>
      <text:p text:style-name="P35"><text:s text:c="9"/>|</text:p>
      <text:p text:style-name="P35"><text:s text:c="9"/>+-- ---- INTEGER <text:s text:c="2"/>sysORIndex(1)</text:p>
      <text:p text:style-name="P35"><text:s text:c="9"/>| <text:s text:c="7"/>Range: 1..2147483647</text:p>
      <text:p text:style-name="P35"><text:s text:c="9"/>+-- -R-- ObjID <text:s text:c="4"/>sysORID(2)</text:p>
      <text:p text:style-name="P35"><text:s text:c="9"/>+-- -R-- String <text:s text:c="3"/>sysORDescr(3)</text:p>
      <text:p text:style-name="P35"><text:s text:c="9"/>| <text:s text:c="7"/>Textual Convention: DisplayString</text:p>
      <text:p text:style-name="P35"><text:s text:c="9"/>| <text:s text:c="7"/>Size: 0..255</text:p>
      <text:p text:style-name="P35"><text:s text:c="9"/>+-- -R-- TimeTicks sysORUpTime(4)</text:p>
      <text:p text:style-name="P35"><text:s text:c="18"/>Textual Convention: TimeStamp</text:p>
      <text:p text:style-name="P35"/>
      <text:p text:style-name="P35"/>
      <text:p text:style-name="P35">root@Redes:/home/alumno# snmptranslate -Td -IR system</text:p>
      <text:p text:style-name="P35">SNMPv2-MIB::system</text:p>
      <text:p text:style-name="P35">system OBJECT-TYPE</text:p>
      <text:p text:style-name="P35"><text:s text:c="2"/>-- FROM<text:tab/>SNMPv2-MIB</text:p>
      <text:p text:style-name="P35">::= { iso(1) org(3) dod(6) internet(1) mgmt(2) mib-2(1) 1 }</text:p>
      <text:p text:style-name="P35">root@Redes:/home/alumno# snmptranslate -Td -IR sysContact</text:p>
      <text:p text:style-name="P35">SNMPv2-MIB::sysContact</text:p>
      <text:p text:style-name="P35">sysContact OBJECT-TYPE</text:p>
      <text:p text:style-name="P35"><text:s text:c="2"/>-- FROM<text:tab/>SNMPv2-MIB</text:p>
      <text:p text:style-name="P35"><text:s text:c="2"/>-- TEXTUAL CONVENTION DisplayString</text:p>
      <text:p text:style-name="P35"><text:s text:c="2"/>SYNTAX<text:tab/>OCTET STRING (0..255) </text:p>
      <text:p text:style-name="P35"><text:s text:c="2"/>DISPLAY-HINT<text:tab/>"255a"</text:p>
      <text:p text:style-name="P35"><text:s text:c="2"/>MAX-ACCESS<text:tab/>read-write</text:p>
      <text:p text:style-name="P35"><text:s text:c="2"/>STATUS<text:tab/>current</text:p>
      <text:p text:style-name="P35"><text:s text:c="2"/>DESCRIPTION<text:tab/>"The textual identification of the contact person for</text:p>
      <text:p text:style-name="P35"><text:s text:c="12"/>this managed node, together with information on how</text:p>
      <text:p text:style-name="P35"><text:s text:c="12"/>to contact this person. <text:s/>If no contact information is</text:p>
      <text:p text:style-name="P35"><text:s text:c="12"/>known, the value is the zero-length string."</text:p>
      <text:p text:style-name="P35">::= { iso(1) org(3) dod(6) internet(1) mgmt(2) mib-2(1) system(1) 4 }</text:p>
      <text:p text:style-name="P16"/>
      <text:p text:style-name="P12">8. Iniciar un servicio HTTP y con monitoreo sobre el puerto utilizado, realizar una prueba de estrés sobre este servicio de al menos 10 minutos. Realice las gráficas de las salidas snmp. Explique cómo instrumentó la solución.</text:p>
      <text:p text:style-name="P12"/>
      <text:p text:style-name="P13">9. Configurar una trampa en un equipo con un agente controlando la cuota de uso de disco. Si el punto de montaje supera un determinado umbral, disparar y capturar la trampa. Realice una captura e identifique el/los OIDs correspondientes. Este ejercicio requiere instalar el paquete snmptrapfm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ospace" svg:font-family="monospace"/>
    <style:font-face style:name="sans-serif" svg:font-family="sans-serif"/>
    <style:font-face style:name="DejaVu Sans1" svg:font-family="'DejaVu Sans'" style:font-family-generic="swiss"/>
    <style:font-face style:name="Sans-serif" svg:font-family="Sans-serif" style:font-family-generic="swiss"/>
    <style:font-face style:name="sans-serif1" svg:font-family="sans-serif"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31d67" officeooo:paragraph-rsid="00131d67" style:font-weight-asian="bold" style:font-weight-complex="bold"/>
    </style:style>
    <style:style style:name="MP2" style:family="paragraph" style:parent-style-name="Header">
      <style:paragraph-properties fo:text-align="center" style:justify-single-word="false"/>
      <style:text-properties fo:font-size="16pt" fo:font-weight="bold" officeooo:rsid="00131d67" officeooo:paragraph-rsid="00131d67" style:font-size-asian="16pt" style:font-weight-asian="bold" style:font-size-complex="16pt" style:font-weight-complex="bold"/>
    </style:style>
    <style:style style:name="MP3" style:family="paragraph" style:parent-style-name="Header">
      <style:paragraph-properties fo:text-align="center" style:justify-single-word="false"/>
      <style:text-properties fo:font-size="10pt" fo:font-weight="bold" officeooo:rsid="00131d67" officeooo:paragraph-rsid="00131d67" style:font-size-asian="10pt" style:font-weight-asian="bold" style:font-size-complex="10pt" style:font-weight-complex="bold"/>
    </style:style>
    <style:style style:name="MP4" style:family="paragraph" style:parent-style-name="Header">
      <style:paragraph-properties fo:text-align="center" style:justify-single-word="false"/>
      <style:text-properties officeooo:rsid="00131d67" officeooo:paragraph-rsid="00131d6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rabajo Práctico # 2</text:p>
        <text:p text:style-name="MP2">Protocolo de Gestión : SNMP</text:p>
        <text:p text:style-name="MP3">Fecha de Entrega: 15-09-2016</text:p>
        <text:p text:style-name="MP4">Medina, Ma. Victoria [117024]</text:p>
        <text:p text:style-name="MP4">medina.vicc@g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cDebian </meta:initial-creator>
    <meta:creation-date>2016-09-10T10:34:55.711158225</meta:creation-date>
    <dc:date>2016-09-11T14:27:41.510049858</dc:date>
    <meta:editing-duration>PT1H28M23S</meta:editing-duration>
    <meta:editing-cycles>27</meta:editing-cycles>
    <meta:generator>LibreOffice/5.1.4.2$Linux_X86_64 LibreOffice_project/10m0$Build-2</meta:generator>
    <meta:document-statistic meta:table-count="0" meta:image-count="0" meta:object-count="0" meta:page-count="25" meta:paragraph-count="1137" meta:word-count="5547" meta:character-count="56916" meta:non-whitespace-character-count="51974"/>
  </office:meta>
</office:document-meta>
</file>